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0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/>
          <table:table-cell table:style-name="ce3" office:value-type="string" calcext:value-type="string">
            <text:p>SDRP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572698" calcext:value-type="float">
            <text:p>5.73E-05</text:p>
          </table:table-cell>
          <table:table-cell table:formula="of:=IF([.B2]=0;0;IF([.B2]=1;1;LN([.B2]/(1-[.B2]))+0.5))" office:value-type="float" office:value="-9.26767985235442" calcext:value-type="float">
            <text:p>-9.26767985235442</text:p>
          </table:table-cell>
          <table:table-cell table:formula="of:=IF([.B2]=0;0;IF([.B2]=1;1;[.C2]+VLOOKUP([.$A2]; [.$G$2:.$H$42]; 2)))" office:value-type="float" office:value="-9.26247834452603" calcext:value-type="float">
            <text:p>-9.26247834452603</text:p>
          </table:table-cell>
          <table:table-cell table:formula="of:=IF([.B2]=0;0;IF([.B2]=1;1;1/(1+EXP(-[.D2]+0.5))))" office:value-type="float" office:value="0.0000575684482011386" calcext:value-type="float">
            <text:p>5.75684482011386E-0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198343749997561" calcext:value-type="float">
            <text:p>-1.98343749997561E-06</text:p>
          </table:table-cell>
          <table:table-cell/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406032" calcext:value-type="float">
            <text:p>0.00406032</text:p>
          </table:table-cell>
          <table:table-cell table:formula="of:=IF([.B3]=0;0;IF([.B3]=1;1;LN([.B3]/(1-[.B3]))+0.5))" office:value-type="float" office:value="-5.00242490525996" calcext:value-type="float">
            <text:p>-5.00242490525996</text:p>
          </table:table-cell>
          <table:table-cell table:formula="of:=IF([.B3]=0;0;IF([.B3]=1;1;[.C3]+VLOOKUP([.$A3]; [.$G$2:.$H$42]; 2)))" office:value-type="float" office:value="-4.99670761612576" calcext:value-type="float">
            <text:p>-4.99670761612576</text:p>
          </table:table-cell>
          <table:table-cell table:formula="of:=IF([.B3]=0;0;IF([.B3]=1;1;1/(1+EXP(-[.D3]+0.5))))" office:value-type="float" office:value="0.00408350544461571" calcext:value-type="float">
            <text:p>0.00408350544461571</text:p>
          </table:table-cell>
          <table:table-cell/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0.0000132296498948" calcext:value-type="float">
            <text:p>0.0000132296498948</text:p>
          </table:table-cell>
          <table:table-cell/>
          <table:table-cell table:style-name="ce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]=0;0;IF([.B4]=1;1;LN([.B4]/(1-[.B4]))+0.5))" office:value-type="float" office:value="1" calcext:value-type="float">
            <text:p>1</text:p>
          </table:table-cell>
          <table:table-cell table:formula="of:=IF([.B4]=0;0;IF([.B4]=1;1;[.C4]+VLOOKUP([.$A4]; [.$G$2:.$H$42]; 2)))" office:value-type="float" office:value="1" calcext:value-type="float">
            <text:p>1</text:p>
          </table:table-cell>
          <table:table-cell table:formula="of:=IF([.B4]=0;0;IF([.B4]=1;1;1/(1+EXP(-[.D4]+0.5))))" office:value-type="float" office:value="1" calcext:value-type="float">
            <text:p>1</text:p>
          </table:table-cell>
          <table:table-cell/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000921653578598319" calcext:value-type="float">
            <text:p>9.21653578598319E-05</text:p>
          </table:table-cell>
          <table:table-cell/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313687" calcext:value-type="float">
            <text:p>0.00313687</text:p>
          </table:table-cell>
          <table:table-cell table:formula="of:=IF([.B5]=0;0;IF([.B5]=1;1;LN([.B5]/(1-[.B5]))+0.5))" office:value-type="float" office:value="-5.26138799120951" calcext:value-type="float">
            <text:p>-5.26138799120951</text:p>
          </table:table-cell>
          <table:table-cell table:formula="of:=IF([.B5]=0;0;IF([.B5]=1;1;[.C5]+VLOOKUP([.$A5]; [.$G$2:.$H$42]; 2)))" office:value-type="float" office:value="-5.25636502562847" calcext:value-type="float">
            <text:p>-5.25636502562847</text:p>
          </table:table-cell>
          <table:table-cell table:formula="of:=IF([.B5]=0;0;IF([.B5]=1;1;1/(1+EXP(-[.D5]+0.5))))" office:value-type="float" office:value="0.00315261622946889" calcext:value-type="float">
            <text:p>0.00315261622946889</text:p>
          </table:table-cell>
          <table:table-cell/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0.000163531524888468" calcext:value-type="float">
            <text:p>0.000163531524888468</text:p>
          </table:table-cell>
          <table:table-cell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154216" calcext:value-type="float">
            <text:p>0.000154216</text:p>
          </table:table-cell>
          <table:table-cell table:formula="of:=IF([.B6]=0;0;IF([.B6]=1;1;LN([.B6]/(1-[.B6]))+0.5))" office:value-type="float" office:value="-8.27700211297647" calcext:value-type="float">
            <text:p>-8.27700211297647</text:p>
          </table:table-cell>
          <table:table-cell table:formula="of:=IF([.B6]=0;0;IF([.B6]=1;1;[.C6]+VLOOKUP([.$A6]; [.$G$2:.$H$42]; 2)))" office:value-type="float" office:value="-8.27155766901558" calcext:value-type="float">
            <text:p>-8.27155766901558</text:p>
          </table:table-cell>
          <table:table-cell table:formula="of:=IF([.B6]=0;0;IF([.B6]=1;1;1/(1+EXP(-[.D6]+0.5))))" office:value-type="float" office:value="0.000155057779611833" calcext:value-type="float">
            <text:p>0.000155057779611833</text:p>
          </table:table-cell>
          <table:table-cell/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0367223240267613" calcext:value-type="float">
            <text:p>0.000367223240267613</text:p>
          </table:table-cell>
          <table:table-cell/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761914" calcext:value-type="float">
            <text:p>0.000761914</text:p>
          </table:table-cell>
          <table:table-cell table:formula="of:=IF([.B7]=0;0;IF([.B7]=1;1;LN([.B7]/(1-[.B7]))+0.5))" office:value-type="float" office:value="-6.6789146651353" calcext:value-type="float">
            <text:p>-6.6789146651353</text:p>
          </table:table-cell>
          <table:table-cell table:formula="of:=IF([.B7]=0;0;IF([.B7]=1;1;[.C7]+VLOOKUP([.$A7]; [.$G$2:.$H$42]; 2)))" office:value-type="float" office:value="-6.67318004941239" calcext:value-type="float">
            <text:p>-6.67318004941239</text:p>
          </table:table-cell>
          <table:table-cell table:formula="of:=IF([.B7]=0;0;IF([.B7]=1;1;1/(1+EXP(-[.D7]+0.5))))" office:value-type="float" office:value="0.00076629247830054" calcext:value-type="float">
            <text:p>0.00076629247830054</text:p>
          </table:table-cell>
          <table:table-cell/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000683126134823246" calcext:value-type="float">
            <text:p>0.000683126134823246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540824" calcext:value-type="float">
            <text:p>5.41E-07</text:p>
          </table:table-cell>
          <table:table-cell table:formula="of:=IF([.B8]=0;0;IF([.B8]=1;1;LN([.B8]/(1-[.B8]))+0.5))" office:value-type="float" office:value="-13.93017139368" calcext:value-type="float">
            <text:p>-13.93017139368</text:p>
          </table:table-cell>
          <table:table-cell table:formula="of:=IF([.B8]=0;0;IF([.B8]=1;1;[.C8]+VLOOKUP([.$A8]; [.$G$2:.$H$42]; 2)))" office:value-type="float" office:value="-13.924956283906" calcext:value-type="float">
            <text:p>-13.924956283906</text:p>
          </table:table-cell>
          <table:table-cell table:formula="of:=IF([.B8]=0;0;IF([.B8]=1;1;1/(1+EXP(-[.D8]+0.5))))" office:value-type="float" office:value="0.00000054365182228778" calcext:value-type="float">
            <text:p>5.43651822287782E-07</text:p>
          </table:table-cell>
          <table:table-cell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00953848856090264" calcext:value-type="float">
            <text:p>0.000953848856090264</text:p>
          </table:table-cell>
          <table:table-cell/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574256" calcext:value-type="float">
            <text:p>0.000574256</text:p>
          </table:table-cell>
          <table:table-cell table:formula="of:=IF([.B9]=0;0;IF([.B9]=1;1;LN([.B9]/(1-[.B9]))+0.5))" office:value-type="float" office:value="-6.96186084709055" calcext:value-type="float">
            <text:p>-6.96186084709055</text:p>
          </table:table-cell>
          <table:table-cell table:formula="of:=IF([.B9]=0;0;IF([.B9]=1;1;[.C9]+VLOOKUP([.$A9]; [.$G$2:.$H$42]; 2)))" office:value-type="float" office:value="-6.95611111687957" calcext:value-type="float">
            <text:p>-6.95611111687957</text:p>
          </table:table-cell>
          <table:table-cell table:formula="of:=IF([.B9]=0;0;IF([.B9]=1;1;1/(1+EXP(-[.D9]+0.5))))" office:value-type="float" office:value="0.000577565415061299" calcext:value-type="float">
            <text:p>0.000577565415061299</text:p>
          </table:table-cell>
          <table:table-cell/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0.00148478520805635" calcext:value-type="float">
            <text:p>0.00148478520805635</text:p>
          </table:table-cell>
          <table:table-cell/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865642" calcext:value-type="float">
            <text:p>0.0865642</text:p>
          </table:table-cell>
          <table:table-cell table:formula="of:=IF([.B10]=0;0;IF([.B10]=1;1;LN([.B10]/(1-[.B10]))+0.5))" office:value-type="float" office:value="-1.85632675902424" calcext:value-type="float">
            <text:p>-1.85632675902424</text:p>
          </table:table-cell>
          <table:table-cell table:formula="of:=IF([.B10]=0;0;IF([.B10]=1;1;[.C10]+VLOOKUP([.$A10]; [.$G$2:.$H$42]; 2)))" office:value-type="float" office:value="-1.8513037934432" calcext:value-type="float">
            <text:p>-1.8513037934432</text:p>
          </table:table-cell>
          <table:table-cell table:formula="of:=IF([.B10]=0;0;IF([.B10]=1;1;1/(1+EXP(-[.D10]+0.5))))" office:value-type="float" office:value="0.0869621957747627" calcext:value-type="float">
            <text:p>0.0869621957747627</text:p>
          </table:table-cell>
          <table:table-cell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0197775704948364" calcext:value-type="float">
            <text:p>0.00197775704948364</text:p>
          </table:table-cell>
          <table:table-cell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116872" calcext:value-type="float">
            <text:p>0.00116872</text:p>
          </table:table-cell>
          <table:table-cell table:formula="of:=IF([.B11]=0;0;IF([.B11]=1;1;LN([.B11]/(1-[.B11]))+0.5))" office:value-type="float" office:value="-6.25067674265421" calcext:value-type="float">
            <text:p>-6.25067674265421</text:p>
          </table:table-cell>
          <table:table-cell table:formula="of:=IF([.B11]=0;0;IF([.B11]=1;1;[.C11]+VLOOKUP([.$A11]; [.$G$2:.$H$42]; 2)))" office:value-type="float" office:value="-6.24487578167106" calcext:value-type="float">
            <text:p>-6.24487578167106</text:p>
          </table:table-cell>
          <table:table-cell table:formula="of:=IF([.B11]=0;0;IF([.B11]=1;1;1/(1+EXP(-[.D11]+0.5))))" office:value-type="float" office:value="0.00117551140881045" calcext:value-type="float">
            <text:p>0.00117551140881045</text:p>
          </table:table-cell>
          <table:table-cell/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0.00230270507724729" calcext:value-type="float">
            <text:p>0.00230270507724729</text:p>
          </table:table-cell>
          <table:table-cell/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500595" calcext:value-type="float">
            <text:p>0.00500595</text:p>
          </table:table-cell>
          <table:table-cell table:formula="of:=IF([.B12]=0;0;IF([.B12]=1;1;LN([.B12]/(1-[.B12]))+0.5))" office:value-type="float" office:value="-4.7921095522959" calcext:value-type="float">
            <text:p>-4.7921095522959</text:p>
          </table:table-cell>
          <table:table-cell table:formula="of:=IF([.B12]=0;0;IF([.B12]=1;1;[.C12]+VLOOKUP([.$A12]; [.$G$2:.$H$42]; 2)))" office:value-type="float" office:value="-4.78650111500588" calcext:value-type="float">
            <text:p>-4.78650111500588</text:p>
          </table:table-cell>
          <table:table-cell table:formula="of:=IF([.B12]=0;0;IF([.B12]=1;1;1/(1+EXP(-[.D12]+0.5))))" office:value-type="float" office:value="0.00503396270567113" calcext:value-type="float">
            <text:p>0.00503396270567113</text:p>
          </table:table-cell>
          <table:table-cell/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0314815250932264" calcext:value-type="float">
            <text:p>0.00314815250932264</text:p>
          </table:table-cell>
          <table:table-cell/>
          <table:table-cell table:style-name="ce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98872" calcext:value-type="float">
            <text:p>0.198872</text:p>
          </table:table-cell>
          <table:table-cell table:formula="of:=IF([.B13]=0;0;IF([.B13]=1;1;LN([.B13]/(1-[.B13]))+0.5))" office:value-type="float" office:value="-0.893359332859468" calcext:value-type="float">
            <text:p>-0.893359332859468</text:p>
          </table:table-cell>
          <table:table-cell table:formula="of:=IF([.B13]=0;0;IF([.B13]=1;1;[.C13]+VLOOKUP([.$A13]; [.$G$2:.$H$42]; 2)))" office:value-type="float" office:value="-0.889229109774691" calcext:value-type="float">
            <text:p>-0.889229109774691</text:p>
          </table:table-cell>
          <table:table-cell table:formula="of:=IF([.B13]=0;0;IF([.B13]=1;1;1/(1+EXP(-[.D13]+0.5))))" office:value-type="float" office:value="0.199530853599982" calcext:value-type="float">
            <text:p>0.199530853599982</text:p>
          </table:table-cell>
          <table:table-cell/>
          <table:table-cell table:style-name="ce3" office:value-type="float" office:value="0.275" calcext:value-type="float">
            <text:p>0.275</text:p>
          </table:table-cell>
          <table:table-cell table:style-name="ce3" office:value-type="float" office:value="0.00364156993190488" calcext:value-type="float">
            <text:p>0.00364156993190488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343497" calcext:value-type="float">
            <text:p>3.43E-05</text:p>
          </table:table-cell>
          <table:table-cell table:formula="of:=IF([.B14]=0;0;IF([.B14]=1;1;LN([.B14]/(1-[.B14]))+0.5))" office:value-type="float" office:value="-9.77888292266854" calcext:value-type="float">
            <text:p>-9.77888292266854</text:p>
          </table:table-cell>
          <table:table-cell table:formula="of:=IF([.B14]=0;0;IF([.B14]=1;1;[.C14]+VLOOKUP([.$A14]; [.$G$2:.$H$42]; 2)))" office:value-type="float" office:value="-9.77384491793018" calcext:value-type="float">
            <text:p>-9.77384491793018</text:p>
          </table:table-cell>
          <table:table-cell table:formula="of:=IF([.B14]=0;0;IF([.B14]=1;1;1/(1+EXP(-[.D14]+0.5))))" office:value-type="float" office:value="0.0000345231846182109" calcext:value-type="float">
            <text:p>3.45231846182109E-05</text:p>
          </table:table-cell>
          <table:table-cell/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0041302230847768" calcext:value-type="float">
            <text:p>0.0041302230847768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5]=0;0;IF([.B15]=1;1;LN([.B15]/(1-[.B15]))+0.5))" office:value-type="float" office:value="0" calcext:value-type="float">
            <text:p>0</text:p>
          </table:table-cell>
          <table:table-cell table:formula="of:=IF([.B15]=0;0;IF([.B15]=1;1;[.C15]+VLOOKUP([.$A15]; [.$G$2:.$H$42]; 2)))" office:value-type="float" office:value="0" calcext:value-type="float">
            <text:p>0</text:p>
          </table:table-cell>
          <table:table-cell table:formula="of:=IF([.B15]=0;0;IF([.B15]=1;1;1/(1+EXP(-[.D15]+0.5))))" office:value-type="float" office:value="0" calcext:value-type="float">
            <text:p>0</text:p>
          </table:table-cell>
          <table:table-cell/>
          <table:table-cell table:style-name="ce3" office:value-type="float" office:value="0.325" calcext:value-type="float">
            <text:p>0.325</text:p>
          </table:table-cell>
          <table:table-cell table:style-name="ce3" office:value-type="float" office:value="0.00471531819490087" calcext:value-type="float">
            <text:p>0.00471531819490087</text:p>
          </table:table-cell>
          <table:table-cell/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277574" calcext:value-type="float">
            <text:p>0.000277574</text:p>
          </table:table-cell>
          <table:table-cell table:formula="of:=IF([.B16]=0;0;IF([.B16]=1;1;LN([.B16]/(1-[.B16]))+0.5))" office:value-type="float" office:value="-7.68914538112956" calcext:value-type="float">
            <text:p>-7.68914538112956</text:p>
          </table:table-cell>
          <table:table-cell table:formula="of:=IF([.B16]=0;0;IF([.B16]=1;1;[.C16]+VLOOKUP([.$A16]; [.$G$2:.$H$42]; 2)))" office:value-type="float" office:value="-7.68339565091858" calcext:value-type="float">
            <text:p>-7.68339565091858</text:p>
          </table:table-cell>
          <table:table-cell table:formula="of:=IF([.B16]=0;0;IF([.B16]=1;1;1/(1+EXP(-[.D16]+0.5))))" office:value-type="float" office:value="0.000279174125796037" calcext:value-type="float">
            <text:p>0.000279174125796037</text:p>
          </table:table-cell>
          <table:table-cell/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050229655810414" calcext:value-type="float">
            <text:p>0.0050229655810414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194477" calcext:value-type="float">
            <text:p>1.94E-05</text:p>
          </table:table-cell>
          <table:table-cell table:formula="of:=IF([.B17]=0;0;IF([.B17]=1;1;LN([.B17]/(1-[.B17]))+0.5))" office:value-type="float" office:value="-10.347762298931" calcext:value-type="float">
            <text:p>-10.347762298931</text:p>
          </table:table-cell>
          <table:table-cell table:formula="of:=IF([.B17]=0;0;IF([.B17]=1;1;[.C17]+VLOOKUP([.$A17]; [.$G$2:.$H$42]; 2)))" office:value-type="float" office:value="-10.3425761673276" calcext:value-type="float">
            <text:p>-10.3425761673276</text:p>
          </table:table-cell>
          <table:table-cell table:formula="of:=IF([.B17]=0;0;IF([.B17]=1;1;1/(1+EXP(-[.D17]+0.5))))" office:value-type="float" office:value="0.0000195488183397923" calcext:value-type="float">
            <text:p>1.95488183397923E-05</text:p>
          </table:table-cell>
          <table:table-cell/>
          <table:table-cell table:style-name="ce3" office:value-type="float" office:value="0.375" calcext:value-type="float">
            <text:p>0.375</text:p>
          </table:table-cell>
          <table:table-cell table:style-name="ce3" office:value-type="float" office:value="0.00538202988521563" calcext:value-type="float">
            <text:p>0.00538202988521563</text:p>
          </table:table-cell>
          <table:table-cell/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173326" calcext:value-type="float">
            <text:p>0.00173326</text:p>
          </table:table-cell>
          <table:table-cell table:formula="of:=IF([.B18]=0;0;IF([.B18]=1;1;LN([.B18]/(1-[.B18]))+0.5))" office:value-type="float" office:value="-5.85601648681711" calcext:value-type="float">
            <text:p>-5.85601648681711</text:p>
          </table:table-cell>
          <table:table-cell table:formula="of:=IF([.B18]=0;0;IF([.B18]=1;1;[.C18]+VLOOKUP([.$A18]; [.$G$2:.$H$42]; 2)))" office:value-type="float" office:value="-5.85040804952709" calcext:value-type="float">
            <text:p>-5.85040804952709</text:p>
          </table:table-cell>
          <table:table-cell table:formula="of:=IF([.B18]=0;0;IF([.B18]=1;1;1/(1+EXP(-[.D18]+0.5))))" office:value-type="float" office:value="0.00174299119951255" calcext:value-type="float">
            <text:p>0.00174299119951255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00573105111493594" calcext:value-type="float">
            <text:p>0.00573105111493594</text:p>
          </table:table-cell>
          <table:table-cell/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327606" calcext:value-type="float">
            <text:p>0.000327606</text:p>
          </table:table-cell>
          <table:table-cell table:formula="of:=IF([.B19]=0;0;IF([.B19]=1;1;LN([.B19]/(1-[.B19]))+0.5))" office:value-type="float" office:value="-7.52337123146019" calcext:value-type="float">
            <text:p>-7.52337123146019</text:p>
          </table:table-cell>
          <table:table-cell table:formula="of:=IF([.B19]=0;0;IF([.B19]=1;1;[.C19]+VLOOKUP([.$A19]; [.$G$2:.$H$42]; 2)))" office:value-type="float" office:value="-7.51776279417017" calcext:value-type="float">
            <text:p>-7.51776279417017</text:p>
          </table:table-cell>
          <table:table-cell table:formula="of:=IF([.B19]=0;0;IF([.B19]=1;1;1/(1+EXP(-[.D19]+0.5))))" office:value-type="float" office:value="0.000329447912691039" calcext:value-type="float">
            <text:p>0.000329447912691039</text:p>
          </table:table-cell>
          <table:table-cell/>
          <table:table-cell table:style-name="ce3" office:value-type="float" office:value="0.425" calcext:value-type="float">
            <text:p>0.425</text:p>
          </table:table-cell>
          <table:table-cell table:style-name="ce3" office:value-type="float" office:value="0.00564607912429744" calcext:value-type="float">
            <text:p>0.00564607912429744</text:p>
          </table:table-cell>
          <table:table-cell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436689" calcext:value-type="float">
            <text:p>0.000436689</text:p>
          </table:table-cell>
          <table:table-cell table:formula="of:=IF([.B20]=0;0;IF([.B20]=1;1;LN([.B20]/(1-[.B20]))+0.5))" office:value-type="float" office:value="-7.23585250233047" calcext:value-type="float">
            <text:p>-7.23585250233047</text:p>
          </table:table-cell>
          <table:table-cell table:formula="of:=IF([.B20]=0;0;IF([.B20]=1;1;[.C20]+VLOOKUP([.$A20]; [.$G$2:.$H$42]; 2)))" office:value-type="float" office:value="-7.23005154134732" calcext:value-type="float">
            <text:p>-7.23005154134732</text:p>
          </table:table-cell>
          <table:table-cell table:formula="of:=IF([.B20]=0;0;IF([.B20]=1;1;1/(1+EXP(-[.D20]+0.5))))" office:value-type="float" office:value="0.00043922846172816" calcext:value-type="float">
            <text:p>0.00043922846172816</text:p>
          </table:table-cell>
          <table:table-cell/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00571728913420206" calcext:value-type="float">
            <text:p>0.00571728913420206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129039" calcext:value-type="float">
            <text:p>1.29E-06</text:p>
          </table:table-cell>
          <table:table-cell table:formula="of:=IF([.B21]=0;0;IF([.B21]=1;1;LN([.B21]/(1-[.B21]))+0.5))" office:value-type="float" office:value="-13.0605647693096" calcext:value-type="float">
            <text:p>-13.0605647693096</text:p>
          </table:table-cell>
          <table:table-cell table:formula="of:=IF([.B21]=0;0;IF([.B21]=1;1;[.C21]+VLOOKUP([.$A21]; [.$G$2:.$H$42]; 2)))" office:value-type="float" office:value="-13.0551302534275" calcext:value-type="float">
            <text:p>-13.0551302534275</text:p>
          </table:table-cell>
          <table:table-cell table:formula="of:=IF([.B21]=0;0;IF([.B21]=1;1;1/(1+EXP(-[.D21]+0.5))))" office:value-type="float" office:value="0.00000129742172555672" calcext:value-type="float">
            <text:p>1.29742172555672E-06</text:p>
          </table:table-cell>
          <table:table-cell/>
          <table:table-cell table:style-name="ce3" office:value-type="float" office:value="0.475" calcext:value-type="float">
            <text:p>0.475</text:p>
          </table:table-cell>
          <table:table-cell table:style-name="ce3" office:value-type="float" office:value="0.00560843729001964" calcext:value-type="float">
            <text:p>0.00560843729001964</text:p>
          </table:table-cell>
          <table:table-cell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74795" calcext:value-type="float">
            <text:p>0.00274795</text:p>
          </table:table-cell>
          <table:table-cell table:formula="of:=IF([.B22]=0;0;IF([.B22]=1;1;LN([.B22]/(1-[.B22]))+0.5))" office:value-type="float" office:value="-5.39414836729282" calcext:value-type="float">
            <text:p>-5.39414836729282</text:p>
          </table:table-cell>
          <table:table-cell table:formula="of:=IF([.B22]=0;0;IF([.B22]=1;1;[.C22]+VLOOKUP([.$A22]; [.$G$2:.$H$42]; 2)))" office:value-type="float" office:value="-5.38834740630967" calcext:value-type="float">
            <text:p>-5.38834740630967</text:p>
          </table:table-cell>
          <table:table-cell table:formula="of:=IF([.B22]=0;0;IF([.B22]=1;1;1/(1+EXP(-[.D22]+0.5))))" office:value-type="float" office:value="0.00276389288953811" calcext:value-type="float">
            <text:p>0.00276389288953811</text:p>
          </table:table-cell>
          <table:table-cell/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0574973021097768" calcext:value-type="float">
            <text:p>0.00574973021097768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3]=0;0;IF([.B23]=1;1;LN([.B23]/(1-[.B23]))+0.5))" office:value-type="float" office:value="0" calcext:value-type="float">
            <text:p>0</text:p>
          </table:table-cell>
          <table:table-cell table:formula="of:=IF([.B23]=0;0;IF([.B23]=1;1;[.C23]+VLOOKUP([.$A23]; [.$G$2:.$H$42]; 2)))" office:value-type="float" office:value="0" calcext:value-type="float">
            <text:p>0</text:p>
          </table:table-cell>
          <table:table-cell table:formula="of:=IF([.B23]=0;0;IF([.B23]=1;1;1/(1+EXP(-[.D23]+0.5))))" office:value-type="float" office:value="0" calcext:value-type="float">
            <text:p>0</text:p>
          </table:table-cell>
          <table:table-cell/>
          <table:table-cell table:style-name="ce3" office:value-type="float" office:value="0.525" calcext:value-type="float">
            <text:p>0.525</text:p>
          </table:table-cell>
          <table:table-cell table:style-name="ce3" office:value-type="float" office:value="0.00573461572290508" calcext:value-type="float">
            <text:p>0.00573461572290508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448695" calcext:value-type="float">
            <text:p>4.49E-05</text:p>
          </table:table-cell>
          <table:table-cell table:formula="of:=IF([.B24]=0;0;IF([.B24]=1;1;LN([.B24]/(1-[.B24]))+0.5))" office:value-type="float" office:value="-9.51170741083468" calcext:value-type="float">
            <text:p>-9.51170741083468</text:p>
          </table:table-cell>
          <table:table-cell table:formula="of:=IF([.B24]=0;0;IF([.B24]=1;1;[.C24]+VLOOKUP([.$A24]; [.$G$2:.$H$42]; 2)))" office:value-type="float" office:value="-9.50666940609631" calcext:value-type="float">
            <text:p>-9.50666940609631</text:p>
          </table:table-cell>
          <table:table-cell table:formula="of:=IF([.B24]=0;0;IF([.B24]=1;1;1/(1+EXP(-[.D24]+0.5))))" office:value-type="float" office:value="0.0000450961129186724" calcext:value-type="float">
            <text:p>4.50961129186724E-05</text:p>
          </table:table-cell>
          <table:table-cell/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00580096098315349" calcext:value-type="float">
            <text:p>0.00580096098315349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175085" calcext:value-type="float">
            <text:p>1.75E-05</text:p>
          </table:table-cell>
          <table:table-cell table:formula="of:=IF([.B25]=0;0;IF([.B25]=1;1;LN([.B25]/(1-[.B25]))+0.5))" office:value-type="float" office:value="-10.4528065720168" calcext:value-type="float">
            <text:p>-10.4528065720168</text:p>
          </table:table-cell>
          <table:table-cell table:formula="of:=IF([.B25]=0;0;IF([.B25]=1;1;[.C25]+VLOOKUP([.$A25]; [.$G$2:.$H$42]; 2)))" office:value-type="float" office:value="-10.4475173164159" calcext:value-type="float">
            <text:p>-10.4475173164159</text:p>
          </table:table-cell>
          <table:table-cell table:formula="of:=IF([.B25]=0;0;IF([.B25]=1;1;1/(1+EXP(-[.D25]+0.5))))" office:value-type="float" office:value="0.0000176013506405987" calcext:value-type="float">
            <text:p>1.76013506405987E-05</text:p>
          </table:table-cell>
          <table:table-cell/>
          <table:table-cell table:style-name="ce3" office:value-type="float" office:value="0.575" calcext:value-type="float">
            <text:p>0.575</text:p>
          </table:table-cell>
          <table:table-cell table:style-name="ce3" office:value-type="float" office:value="0.00565532395100611" calcext:value-type="float">
            <text:p>0.00565532395100611</text:p>
          </table:table-cell>
          <table:table-cell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53562" calcext:value-type="float">
            <text:p>0.00153562</text:p>
          </table:table-cell>
          <table:table-cell table:formula="of:=IF([.B26]=0;0;IF([.B26]=1;1;LN([.B26]/(1-[.B26]))+0.5))" office:value-type="float" office:value="-5.97728427042454" calcext:value-type="float">
            <text:p>-5.97728427042454</text:p>
          </table:table-cell>
          <table:table-cell table:formula="of:=IF([.B26]=0;0;IF([.B26]=1;1;[.C26]+VLOOKUP([.$A26]; [.$G$2:.$H$42]; 2)))" office:value-type="float" office:value="-5.97183982646364" calcext:value-type="float">
            <text:p>-5.97183982646364</text:p>
          </table:table-cell>
          <table:table-cell table:formula="of:=IF([.B26]=0;0;IF([.B26]=1;1;1/(1+EXP(-[.D26]+0.5))))" office:value-type="float" office:value="0.00154399045391046" calcext:value-type="float">
            <text:p>0.00154399045391046</text:p>
          </table:table-cell>
          <table:table-cell/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00544444396089678" calcext:value-type="float">
            <text:p>0.00544444396089678</text:p>
          </table:table-cell>
          <table:table-cell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102806" calcext:value-type="float">
            <text:p>0.000102806</text:p>
          </table:table-cell>
          <table:table-cell table:formula="of:=IF([.B27]=0;0;IF([.B27]=1;1;LN([.B27]/(1-[.B27]))+0.5))" office:value-type="float" office:value="-8.68256402960277" calcext:value-type="float">
            <text:p>-8.68256402960277</text:p>
          </table:table-cell>
          <table:table-cell table:formula="of:=IF([.B27]=0;0;IF([.B27]=1;1;[.C27]+VLOOKUP([.$A27]; [.$G$2:.$H$42]; 2)))" office:value-type="float" office:value="-8.67711958564187" calcext:value-type="float">
            <text:p>-8.67711958564187</text:p>
          </table:table-cell>
          <table:table-cell table:formula="of:=IF([.B27]=0;0;IF([.B27]=1;1;1/(1+EXP(-[.D27]+0.5))))" office:value-type="float" office:value="0.000103367189946382" calcext:value-type="float">
            <text:p>0.000103367189946382</text:p>
          </table:table-cell>
          <table:table-cell/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00527083481717579" calcext:value-type="float">
            <text:p>0.00527083481717579</text:p>
          </table:table-cell>
          <table:table-cell/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159284" calcext:value-type="float">
            <text:p>0.159284</text:p>
          </table:table-cell>
          <table:table-cell table:formula="of:=IF([.B28]=0;0;IF([.B28]=1;1;LN([.B28]/(1-[.B28]))+0.5))" office:value-type="float" office:value="-1.16356513727025" calcext:value-type="float">
            <text:p>-1.16356513727025</text:p>
          </table:table-cell>
          <table:table-cell table:formula="of:=IF([.B28]=0;0;IF([.B28]=1;1;[.C28]+VLOOKUP([.$A28]; [.$G$2:.$H$42]; 2)))" office:value-type="float" office:value="-1.15791905814595" calcext:value-type="float">
            <text:p>-1.15791905814595</text:p>
          </table:table-cell>
          <table:table-cell table:formula="of:=IF([.B28]=0;0;IF([.B28]=1;1;1/(1+EXP(-[.D28]+0.5))))" office:value-type="float" office:value="0.160041536444448" calcext:value-type="float">
            <text:p>0.160041536444448</text:p>
          </table:table-cell>
          <table:table-cell/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0050736811658283" calcext:value-type="float">
            <text:p>0.0050736811658283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297566" calcext:value-type="float">
            <text:p>2.98E-06</text:p>
          </table:table-cell>
          <table:table-cell table:formula="of:=IF([.B29]=0;0;IF([.B29]=1;1;LN([.B29]/(1-[.B29]))+0.5))" office:value-type="float" office:value="-12.2250417191676" calcext:value-type="float">
            <text:p>-12.2250417191676</text:p>
          </table:table-cell>
          <table:table-cell table:formula="of:=IF([.B29]=0;0;IF([.B29]=1;1;[.C29]+VLOOKUP([.$A29]; [.$G$2:.$H$42]; 2)))" office:value-type="float" office:value="-12.2197524635667" calcext:value-type="float">
            <text:p>-12.2197524635667</text:p>
          </table:table-cell>
          <table:table-cell table:formula="of:=IF([.B29]=0;0;IF([.B29]=1;1;1/(1+EXP(-[.D29]+0.5))))" office:value-type="float" office:value="0.0000029914406764643" calcext:value-type="float">
            <text:p>2.9914406764643E-06</text:p>
          </table:table-cell>
          <table:table-cell/>
          <table:table-cell table:style-name="ce3" office:value-type="float" office:value="0.675" calcext:value-type="float">
            <text:p>0.675</text:p>
          </table:table-cell>
          <table:table-cell table:style-name="ce3" office:value-type="float" office:value="0.00495496717182924" calcext:value-type="float">
            <text:p>0.00495496717182924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160876" calcext:value-type="float">
            <text:p>1.61E-05</text:p>
          </table:table-cell>
          <table:table-cell table:formula="of:=IF([.B30]=0;0;IF([.B30]=1;1;LN([.B30]/(1-[.B30]))+0.5))" office:value-type="float" office:value="-10.5374456813257" calcext:value-type="float">
            <text:p>-10.5374456813257</text:p>
          </table:table-cell>
          <table:table-cell table:formula="of:=IF([.B30]=0;0;IF([.B30]=1;1;[.C30]+VLOOKUP([.$A30]; [.$G$2:.$H$42]; 2)))" office:value-type="float" office:value="-10.5322595497223" calcext:value-type="float">
            <text:p>-10.5322595497223</text:p>
          </table:table-cell>
          <table:table-cell table:formula="of:=IF([.B30]=0;0;IF([.B30]=1;1;1/(1+EXP(-[.D30]+0.5))))" office:value-type="float" office:value="0.0000161712477782884" calcext:value-type="float">
            <text:p>1.61712477782884E-05</text:p>
          </table:table-cell>
          <table:table-cell/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00503800473836719" calcext:value-type="float">
            <text:p>0.00503800473836719</text:p>
          </table:table-cell>
          <table:table-cell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733935" calcext:value-type="float">
            <text:p>7.34E-05</text:p>
          </table:table-cell>
          <table:table-cell table:formula="of:=IF([.B31]=0;0;IF([.B31]=1;1;LN([.B31]/(1-[.B31]))+0.5))" office:value-type="float" office:value="-9.01960178592998" calcext:value-type="float">
            <text:p>-9.01960178592998</text:p>
          </table:table-cell>
          <table:table-cell table:formula="of:=IF([.B31]=0;0;IF([.B31]=1;1;[.C31]+VLOOKUP([.$A31]; [.$G$2:.$H$42]; 2)))" office:value-type="float" office:value="-9.01415734196909" calcext:value-type="float">
            <text:p>-9.01415734196909</text:p>
          </table:table-cell>
          <table:table-cell table:formula="of:=IF([.B31]=0;0;IF([.B31]=1;1;1/(1+EXP(-[.D31]+0.5))))" office:value-type="float" office:value="0.0000737941469710047" calcext:value-type="float">
            <text:p>7.37941469710047E-05</text:p>
          </table:table-cell>
          <table:table-cell/>
          <table:table-cell table:style-name="ce3" office:value-type="float" office:value="0.725" calcext:value-type="float">
            <text:p>0.725</text:p>
          </table:table-cell>
          <table:table-cell table:style-name="ce3" office:value-type="float" office:value="0.00518613160343708" calcext:value-type="float">
            <text:p>0.00518613160343708</text:p>
          </table:table-cell>
          <table:table-cell/>
          <table:table-cell table:style-name="ce3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295474" calcext:value-type="float">
            <text:p>0.0295474</text:p>
          </table:table-cell>
          <table:table-cell table:formula="of:=IF([.B32]=0;0;IF([.B32]=1;1;LN([.B32]/(1-[.B32]))+0.5))" office:value-type="float" office:value="-2.99176680709515" calcext:value-type="float">
            <text:p>-2.99176680709515</text:p>
          </table:table-cell>
          <table:table-cell table:formula="of:=IF([.B32]=0;0;IF([.B32]=1;1;[.C32]+VLOOKUP([.$A32]; [.$G$2:.$H$42]; 2)))" office:value-type="float" office:value="-2.98638477720994" calcext:value-type="float">
            <text:p>-2.98638477720994</text:p>
          </table:table-cell>
          <table:table-cell table:formula="of:=IF([.B32]=0;0;IF([.B32]=1;1;1/(1+EXP(-[.D32]+0.5))))" office:value-type="float" office:value="0.0297021175847506" calcext:value-type="float">
            <text:p>0.0297021175847506</text:p>
          </table:table-cell>
          <table:table-cell/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00521510977399353" calcext:value-type="float">
            <text:p>0.00521510977399353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97501" calcext:value-type="float">
            <text:p>9.75E-07</text:p>
          </table:table-cell>
          <table:table-cell table:formula="of:=IF([.B33]=0;0;IF([.B33]=1;1;LN([.B33]/(1-[.B33]))+0.5))" office:value-type="float" office:value="-13.3408171345804" calcext:value-type="float">
            <text:p>-13.3408171345804</text:p>
          </table:table-cell>
          <table:table-cell table:formula="of:=IF([.B33]=0;0;IF([.B33]=1;1;[.C33]+VLOOKUP([.$A33]; [.$G$2:.$H$42]; 2)))" office:value-type="float" office:value="-13.335631002977" calcext:value-type="float">
            <text:p>-13.335631002977</text:p>
          </table:table-cell>
          <table:table-cell table:formula="of:=IF([.B33]=0;0;IF([.B33]=1;1;1/(1+EXP(-[.D33]+0.5))))" office:value-type="float" office:value="0.00000098007965981759" calcext:value-type="float">
            <text:p>9.80079659817589E-07</text:p>
          </table:table-cell>
          <table:table-cell/>
          <table:table-cell table:style-name="ce3" office:value-type="float" office:value="0.775" calcext:value-type="float">
            <text:p>0.775</text:p>
          </table:table-cell>
          <table:table-cell table:style-name="ce3" office:value-type="float" office:value="0.00520150782838413" calcext:value-type="float">
            <text:p>0.00520150782838413</text:p>
          </table:table-cell>
          <table:table-cell/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490606" calcext:value-type="float">
            <text:p>0.000490606</text:p>
          </table:table-cell>
          <table:table-cell table:formula="of:=IF([.B34]=0;0;IF([.B34]=1;1;LN([.B34]/(1-[.B34]))+0.5))" office:value-type="float" office:value="-7.11937846990563" calcext:value-type="float">
            <text:p>-7.11937846990563</text:p>
          </table:table-cell>
          <table:table-cell table:formula="of:=IF([.B34]=0;0;IF([.B34]=1;1;[.C34]+VLOOKUP([.$A34]; [.$G$2:.$H$42]; 2)))" office:value-type="float" office:value="-7.11366118077143" calcext:value-type="float">
            <text:p>-7.11366118077143</text:p>
          </table:table-cell>
          <table:table-cell table:formula="of:=IF([.B34]=0;0;IF([.B34]=1;1;1/(1+EXP(-[.D34]+0.5))))" office:value-type="float" office:value="0.000493417582003076" calcext:value-type="float">
            <text:p>0.000493417582003076</text:p>
          </table:table-cell>
          <table:table-cell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00528925560086866" calcext:value-type="float">
            <text:p>0.00528925560086866</text:p>
          </table:table-cell>
          <table:table-cell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573076" calcext:value-type="float">
            <text:p>5.73E-05</text:p>
          </table:table-cell>
          <table:table-cell table:formula="of:=IF([.B35]=0;0;IF([.B35]=1;1;LN([.B35]/(1-[.B35]))+0.5))" office:value-type="float" office:value="-9.26701999854366" calcext:value-type="float">
            <text:p>-9.26701999854366</text:p>
          </table:table-cell>
          <table:table-cell table:formula="of:=IF([.B35]=0;0;IF([.B35]=1;1;[.C35]+VLOOKUP([.$A35]; [.$G$2:.$H$42]; 2)))" office:value-type="float" office:value="-9.26206503137183" calcext:value-type="float">
            <text:p>-9.26206503137183</text:p>
          </table:table-cell>
          <table:table-cell table:formula="of:=IF([.B35]=0;0;IF([.B35]=1;1;1/(1+EXP(-[.D35]+0.5))))" office:value-type="float" office:value="0.0000575922455452479" calcext:value-type="float">
            <text:p>5.75922455452479E-05</text:p>
          </table:table-cell>
          <table:table-cell/>
          <table:table-cell table:style-name="ce3" office:value-type="float" office:value="0.825" calcext:value-type="float">
            <text:p>0.825</text:p>
          </table:table-cell>
          <table:table-cell table:style-name="ce3" office:value-type="float" office:value="0.00543451588216564" calcext:value-type="float">
            <text:p>0.00543451588216564</text:p>
          </table:table-cell>
          <table:table-cell/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22661" calcext:value-type="float">
            <text:p>0.0022661</text:p>
          </table:table-cell>
          <table:table-cell table:formula="of:=IF([.B36]=0;0;IF([.B36]=1;1;LN([.B36]/(1-[.B36]))+0.5))" office:value-type="float" office:value="-5.58742631523322" calcext:value-type="float">
            <text:p>-5.58742631523322</text:p>
          </table:table-cell>
          <table:table-cell table:formula="of:=IF([.B36]=0;0;IF([.B36]=1;1;[.C36]+VLOOKUP([.$A36]; [.$G$2:.$H$42]; 2)))" office:value-type="float" office:value="-5.58178023610892" calcext:value-type="float">
            <text:p>-5.58178023610892</text:p>
          </table:table-cell>
          <table:table-cell table:formula="of:=IF([.B36]=0;0;IF([.B36]=1;1;1/(1+EXP(-[.D36]+0.5))))" office:value-type="float" office:value="0.00227890152752709" calcext:value-type="float">
            <text:p>0.00227890152752709</text:p>
          </table:table-cell>
          <table:table-cell/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00536662204779681" calcext:value-type="float">
            <text:p>0.00536662204779681</text:p>
          </table:table-cell>
          <table:table-cell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121127" calcext:value-type="float">
            <text:p>0.00121127</text:p>
          </table:table-cell>
          <table:table-cell table:formula="of:=IF([.B37]=0;0;IF([.B37]=1;1;LN([.B37]/(1-[.B37]))+0.5))" office:value-type="float" office:value="-6.21487387884729" calcext:value-type="float">
            <text:p>-6.21487387884729</text:p>
          </table:table-cell>
          <table:table-cell table:formula="of:=IF([.B37]=0;0;IF([.B37]=1;1;[.C37]+VLOOKUP([.$A37]; [.$G$2:.$H$42]; 2)))" office:value-type="float" office:value="-6.20907291786413" calcext:value-type="float">
            <text:p>-6.20907291786413</text:p>
          </table:table-cell>
          <table:table-cell table:formula="of:=IF([.B37]=0;0;IF([.B37]=1;1;1/(1+EXP(-[.D37]+0.5))))" office:value-type="float" office:value="0.0012183083644311" calcext:value-type="float">
            <text:p>0.0012183083644311</text:p>
          </table:table-cell>
          <table:table-cell/>
          <table:table-cell table:style-name="ce3" office:value-type="float" office:value="0.875" calcext:value-type="float">
            <text:p>0.875</text:p>
          </table:table-cell>
          <table:table-cell table:style-name="ce3" office:value-type="float" office:value="0.00532115667065492" calcext:value-type="float">
            <text:p>0.00532115667065492</text:p>
          </table:table-cell>
          <table:table-cell/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201232" calcext:value-type="float">
            <text:p>0.000201232</text:p>
          </table:table-cell>
          <table:table-cell table:formula="of:=IF([.B38]=0;0;IF([.B38]=1;1;LN([.B38]/(1-[.B38]))+0.5))" office:value-type="float" office:value="-8.0108508344096" calcext:value-type="float">
            <text:p>-8.0108508344096</text:p>
          </table:table-cell>
          <table:table-cell table:formula="of:=IF([.B38]=0;0;IF([.B38]=1;1;[.C38]+VLOOKUP([.$A38]; [.$G$2:.$H$42]; 2)))" office:value-type="float" office:value="-8.00511621868669" calcext:value-type="float">
            <text:p>-8.00511621868669</text:p>
          </table:table-cell>
          <table:table-cell table:formula="of:=IF([.B38]=0;0;IF([.B38]=1;1;1/(1+EXP(-[.D38]+0.5))))" office:value-type="float" office:value="0.000202389069139066" calcext:value-type="float">
            <text:p>0.000202389069139066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00542872877464048" calcext:value-type="float">
            <text:p>0.00542872877464048</text:p>
          </table:table-cell>
          <table:table-cell/>
          <table:table-cell table:style-name="ce3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44238" calcext:value-type="float">
            <text:p>0.044238</text:p>
          </table:table-cell>
          <table:table-cell table:formula="of:=IF([.B39]=0;0;IF([.B39]=1;1;LN([.B39]/(1-[.B39]))+0.5))" office:value-type="float" office:value="-2.57292477984675" calcext:value-type="float">
            <text:p>-2.57292477984675</text:p>
          </table:table-cell>
          <table:table-cell table:formula="of:=IF([.B39]=0;0;IF([.B39]=1;1;[.C39]+VLOOKUP([.$A39]; [.$G$2:.$H$42]; 2)))" office:value-type="float" office:value="-2.56754274996154" calcext:value-type="float">
            <text:p>-2.56754274996154</text:p>
          </table:table-cell>
          <table:table-cell table:formula="of:=IF([.B39]=0;0;IF([.B39]=1;1;1/(1+EXP(-[.D39]+0.5))))" office:value-type="float" office:value="0.0444661166043252" calcext:value-type="float">
            <text:p>0.0444661166043252</text:p>
          </table:table-cell>
          <table:table-cell/>
          <table:table-cell table:style-name="ce3" office:value-type="float" office:value="0.925" calcext:value-type="float">
            <text:p>0.925</text:p>
          </table:table-cell>
          <table:table-cell table:style-name="ce3" office:value-type="float" office:value="0.00553202038797939" calcext:value-type="float">
            <text:p>0.00553202038797939</text:p>
          </table:table-cell>
          <table:table-cell/>
          <table:table-cell table:style-name="ce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424782" calcext:value-type="float">
            <text:p>0.424782</text:p>
          </table:table-cell>
          <table:table-cell table:formula="of:=IF([.B40]=0;0;IF([.B40]=1;1;LN([.B40]/(1-[.B40]))+0.5))" office:value-type="float" office:value="0.196826996768267" calcext:value-type="float">
            <text:p>0.196826996768267</text:p>
          </table:table-cell>
          <table:table-cell table:formula="of:=IF([.B40]=0;0;IF([.B40]=1;1;[.C40]+VLOOKUP([.$A40]; [.$G$2:.$H$42]; 2)))" office:value-type="float" office:value="0.197194220008535" calcext:value-type="float">
            <text:p>0.197194220008535</text:p>
          </table:table-cell>
          <table:table-cell table:formula="of:=IF([.B40]=0;0;IF([.B40]=1;1;1/(1+EXP(-[.D40]+0.5))))" office:value-type="float" office:value="0.424871730631201" calcext:value-type="float">
            <text:p>0.424871730631201</text:p>
          </table:table-cell>
          <table:table-cell/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0055665039905822" calcext:value-type="float">
            <text:p>0.0055665039905822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1]=0;0;IF([.B41]=1;1;LN([.B41]/(1-[.B41]))+0.5))" office:value-type="float" office:value="0" calcext:value-type="float">
            <text:p>0</text:p>
          </table:table-cell>
          <table:table-cell table:formula="of:=IF([.B41]=0;0;IF([.B41]=1;1;[.C41]+VLOOKUP([.$A41]; [.$G$2:.$H$42]; 2)))" office:value-type="float" office:value="0" calcext:value-type="float">
            <text:p>0</text:p>
          </table:table-cell>
          <table:table-cell table:formula="of:=IF([.B41]=0;0;IF([.B41]=1;1;1/(1+EXP(-[.D41]+0.5))))" office:value-type="float" office:value="0" calcext:value-type="float">
            <text:p>0</text:p>
          </table:table-cell>
          <table:table-cell/>
          <table:table-cell table:style-name="ce3" office:value-type="float" office:value="0.975" calcext:value-type="float">
            <text:p>0.975</text:p>
          </table:table-cell>
          <table:table-cell table:style-name="ce3" office:value-type="float" office:value="0.00573804501465853" calcext:value-type="float">
            <text:p>0.00573804501465853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595684" calcext:value-type="float">
            <text:p>5.96E-05</text:p>
          </table:table-cell>
          <table:table-cell table:formula="of:=IF([.B42]=0;0;IF([.B42]=1;1;LN([.B42]/(1-[.B42]))+0.5))" office:value-type="float" office:value="-9.22832575566742" calcext:value-type="float">
            <text:p>-9.22832575566742</text:p>
          </table:table-cell>
          <table:table-cell table:formula="of:=IF([.B42]=0;0;IF([.B42]=1;1;[.C42]+VLOOKUP([.$A42]; [.$G$2:.$H$42]; 2)))" office:value-type="float" office:value="-9.22252479468427" calcext:value-type="float">
            <text:p>-9.22252479468427</text:p>
          </table:table-cell>
          <table:table-cell table:formula="of:=IF([.B42]=0;0;IF([.B42]=1;1;1/(1+EXP(-[.D42]+0.5))))" office:value-type="float" office:value="0.0000599149374136112" calcext:value-type="float">
            <text:p>5.99149374136112E-0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579593655345328" calcext:value-type="float">
            <text:p>0.005795936553453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3]=0;0;IF([.B43]=1;1;LN([.B43]/(1-[.B43]))+0.5))" office:value-type="float" office:value="0" calcext:value-type="float">
            <text:p>0</text:p>
          </table:table-cell>
          <table:table-cell table:formula="of:=IF([.B43]=0;0;IF([.B43]=1;1;[.C43]+VLOOKUP([.$A43]; [.$G$2:.$H$42]; 2)))" office:value-type="float" office:value="0" calcext:value-type="float">
            <text:p>0</text:p>
          </table:table-cell>
          <table:table-cell table:formula="of:=IF([.B43]=0;0;IF([.B43]=1;1;1/(1+EXP(-[.D43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629532" calcext:value-type="float">
            <text:p>0.000629532</text:p>
          </table:table-cell>
          <table:table-cell table:formula="of:=IF([.B44]=0;0;IF([.B44]=1;1;LN([.B44]/(1-[.B44]))+0.5))" office:value-type="float" office:value="-6.86990414153817" calcext:value-type="float">
            <text:p>-6.86990414153817</text:p>
          </table:table-cell>
          <table:table-cell table:formula="of:=IF([.B44]=0;0;IF([.B44]=1;1;[.C44]+VLOOKUP([.$A44]; [.$G$2:.$H$42]; 2)))" office:value-type="float" office:value="-6.86445969757727" calcext:value-type="float">
            <text:p>-6.86445969757727</text:p>
          </table:table-cell>
          <table:table-cell table:formula="of:=IF([.B44]=0;0;IF([.B44]=1;1;1/(1+EXP(-[.D44]+0.5))))" office:value-type="float" office:value="0.000632966623556725" calcext:value-type="float">
            <text:p>0.000632966623556725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110238" calcext:value-type="float">
            <text:p>1.10E-06</text:p>
          </table:table-cell>
          <table:table-cell table:formula="of:=IF([.B45]=0;0;IF([.B45]=1;1;LN([.B45]/(1-[.B45]))+0.5))" office:value-type="float" office:value="-13.2180379767061" calcext:value-type="float">
            <text:p>-13.2180379767061</text:p>
          </table:table-cell>
          <table:table-cell table:formula="of:=IF([.B45]=0;0;IF([.B45]=1;1;[.C45]+VLOOKUP([.$A45]; [.$G$2:.$H$42]; 2)))" office:value-type="float" office:value="-13.2128518451027" calcext:value-type="float">
            <text:p>-13.2128518451027</text:p>
          </table:table-cell>
          <table:table-cell table:formula="of:=IF([.B45]=0;0;IF([.B45]=1;1;1/(1+EXP(-[.D45]+0.5))))" office:value-type="float" office:value="0.00000110811193185114" calcext:value-type="float">
            <text:p>1.10811193185114E-06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33913" calcext:value-type="float">
            <text:p>0.0233913</text:p>
          </table:table-cell>
          <table:table-cell table:formula="of:=IF([.B46]=0;0;IF([.B46]=1;1;LN([.B46]/(1-[.B46]))+0.5))" office:value-type="float" office:value="-3.23172190168678" calcext:value-type="float">
            <text:p>-3.23172190168678</text:p>
          </table:table-cell>
          <table:table-cell table:formula="of:=IF([.B46]=0;0;IF([.B46]=1;1;[.C46]+VLOOKUP([.$A46]; [.$G$2:.$H$42]; 2)))" office:value-type="float" office:value="-3.22599085057185" calcext:value-type="float">
            <text:p>-3.22599085057185</text:p>
          </table:table-cell>
          <table:table-cell table:formula="of:=IF([.B46]=0;0;IF([.B46]=1;1;1/(1+EXP(-[.D46]+0.5))))" office:value-type="float" office:value="0.0235225792003386" calcext:value-type="float">
            <text:p>0.0235225792003386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10302" calcext:value-type="float">
            <text:p>1.03E-06</text:p>
          </table:table-cell>
          <table:table-cell table:formula="of:=IF([.B47]=0;0;IF([.B47]=1;1;LN([.B47]/(1-[.B47]))+0.5))" office:value-type="float" office:value="-13.2857565696144" calcext:value-type="float">
            <text:p>-13.2857565696144</text:p>
          </table:table-cell>
          <table:table-cell table:formula="of:=IF([.B47]=0;0;IF([.B47]=1;1;[.C47]+VLOOKUP([.$A47]; [.$G$2:.$H$42]; 2)))" office:value-type="float" office:value="-13.2804354129437" calcext:value-type="float">
            <text:p>-13.2804354129437</text:p>
          </table:table-cell>
          <table:table-cell table:formula="of:=IF([.B47]=0;0;IF([.B47]=1;1;1/(1+EXP(-[.D47]+0.5))))" office:value-type="float" office:value="0.00000103569646071967" calcext:value-type="float">
            <text:p>1.03569646071967E-06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1727" calcext:value-type="float">
            <text:p>0.0001727</text:p>
          </table:table-cell>
          <table:table-cell table:formula="of:=IF([.B48]=0;0;IF([.B48]=1;1;LN([.B48]/(1-[.B48]))+0.5))" office:value-type="float" office:value="-8.16378185789728" calcext:value-type="float">
            <text:p>-8.16378185789728</text:p>
          </table:table-cell>
          <table:table-cell table:formula="of:=IF([.B48]=0;0;IF([.B48]=1;1;[.C48]+VLOOKUP([.$A48]; [.$G$2:.$H$42]; 2)))" office:value-type="float" office:value="-8.15812653394627" calcext:value-type="float">
            <text:p>-8.15812653394627</text:p>
          </table:table-cell>
          <table:table-cell table:formula="of:=IF([.B48]=0;0;IF([.B48]=1;1;1/(1+EXP(-[.D48]+0.5))))" office:value-type="float" office:value="0.000173679271256352" calcext:value-type="float">
            <text:p>0.000173679271256352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81486" calcext:value-type="float">
            <text:p>0.000181486</text:p>
          </table:table-cell>
          <table:table-cell table:formula="of:=IF([.B49]=0;0;IF([.B49]=1;1;LN([.B49]/(1-[.B49]))+0.5))" office:value-type="float" office:value="-8.11415053975007" calcext:value-type="float">
            <text:p>-8.11415053975007</text:p>
          </table:table-cell>
          <table:table-cell table:formula="of:=IF([.B49]=0;0;IF([.B49]=1;1;[.C49]+VLOOKUP([.$A49]; [.$G$2:.$H$42]; 2)))" office:value-type="float" office:value="-8.1088797049329" calcext:value-type="float">
            <text:p>-8.1088797049329</text:p>
          </table:table-cell>
          <table:table-cell table:formula="of:=IF([.B49]=0;0;IF([.B49]=1;1;1/(1+EXP(-[.D49]+0.5))))" office:value-type="float" office:value="0.000182444933173071" calcext:value-type="float">
            <text:p>0.00018244493317307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0]=0;0;IF([.B50]=1;1;LN([.B50]/(1-[.B50]))+0.5))" office:value-type="float" office:value="1" calcext:value-type="float">
            <text:p>1</text:p>
          </table:table-cell>
          <table:table-cell table:formula="of:=IF([.B50]=0;0;IF([.B50]=1;1;[.C50]+VLOOKUP([.$A50]; [.$G$2:.$H$42]; 2)))" office:value-type="float" office:value="1" calcext:value-type="float">
            <text:p>1</text:p>
          </table:table-cell>
          <table:table-cell table:formula="of:=IF([.B50]=0;0;IF([.B50]=1;1;1/(1+EXP(-[.D50]+0.5)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1]=0;0;IF([.B51]=1;1;LN([.B51]/(1-[.B51]))+0.5))" office:value-type="float" office:value="0" calcext:value-type="float">
            <text:p>0</text:p>
          </table:table-cell>
          <table:table-cell table:formula="of:=IF([.B51]=0;0;IF([.B51]=1;1;[.C51]+VLOOKUP([.$A51]; [.$G$2:.$H$42]; 2)))" office:value-type="float" office:value="0" calcext:value-type="float">
            <text:p>0</text:p>
          </table:table-cell>
          <table:table-cell table:formula="of:=IF([.B51]=0;0;IF([.B51]=1;1;1/(1+EXP(-[.D51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102752" calcext:value-type="float">
            <text:p>1.03E-05</text:p>
          </table:table-cell>
          <table:table-cell table:formula="of:=IF([.B52]=0;0;IF([.B52]=1;1;LN([.B52]/(1-[.B52]))+0.5))" office:value-type="float" office:value="-10.9857670577984" calcext:value-type="float">
            <text:p>-10.9857670577984</text:p>
          </table:table-cell>
          <table:table-cell table:formula="of:=IF([.B52]=0;0;IF([.B52]=1;1;[.C52]+VLOOKUP([.$A52]; [.$G$2:.$H$42]; 2)))" office:value-type="float" office:value="-10.9801117338474" calcext:value-type="float">
            <text:p>-10.9801117338474</text:p>
          </table:table-cell>
          <table:table-cell table:formula="of:=IF([.B52]=0;0;IF([.B52]=1;1;1/(1+EXP(-[.D52]+0.5))))" office:value-type="float" office:value="0.0000103334736069379" calcext:value-type="float">
            <text:p>1.03334736069379E-05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173257" calcext:value-type="float">
            <text:p>1.73E-06</text:p>
          </table:table-cell>
          <table:table-cell table:formula="of:=IF([.B53]=0;0;IF([.B53]=1;1;LN([.B53]/(1-[.B53]))+0.5))" office:value-type="float" office:value="-12.7659029700867" calcext:value-type="float">
            <text:p>-12.7659029700867</text:p>
          </table:table-cell>
          <table:table-cell table:formula="of:=IF([.B53]=0;0;IF([.B53]=1;1;[.C53]+VLOOKUP([.$A53]; [.$G$2:.$H$42]; 2)))" office:value-type="float" office:value="-12.7606137144858" calcext:value-type="float">
            <text:p>-12.7606137144858</text:p>
          </table:table-cell>
          <table:table-cell table:formula="of:=IF([.B53]=0;0;IF([.B53]=1;1;1/(1+EXP(-[.D53]+0.5))))" office:value-type="float" office:value="0.00000174175826774214" calcext:value-type="float">
            <text:p>1.74175826774214E-06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439732" calcext:value-type="float">
            <text:p>4.40E-06</text:p>
          </table:table-cell>
          <table:table-cell table:formula="of:=IF([.B54]=0;0;IF([.B54]=1;1;LN([.B54]/(1-[.B54]))+0.5))" office:value-type="float" office:value="-11.8345108961907" calcext:value-type="float">
            <text:p>-11.8345108961907</text:p>
          </table:table-cell>
          <table:table-cell table:formula="of:=IF([.B54]=0;0;IF([.B54]=1;1;[.C54]+VLOOKUP([.$A54]; [.$G$2:.$H$42]; 2)))" office:value-type="float" office:value="-11.8292957864167" calcext:value-type="float">
            <text:p>-11.8292957864167</text:p>
          </table:table-cell>
          <table:table-cell table:formula="of:=IF([.B54]=0;0;IF([.B54]=1;1;1/(1+EXP(-[.D54]+0.5))))" office:value-type="float" office:value="0.0000044203123067335" calcext:value-type="float">
            <text:p>4.4203123067335E-06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19707" calcext:value-type="float">
            <text:p>0.00019707</text:p>
          </table:table-cell>
          <table:table-cell table:formula="of:=IF([.B55]=0;0;IF([.B55]=1;1;LN([.B55]/(1-[.B55]))+0.5))" office:value-type="float" office:value="-8.03175447297094" calcext:value-type="float">
            <text:p>-8.03175447297094</text:p>
          </table:table-cell>
          <table:table-cell table:formula="of:=IF([.B55]=0;0;IF([.B55]=1;1;[.C55]+VLOOKUP([.$A55]; [.$G$2:.$H$42]; 2)))" office:value-type="float" office:value="-8.02609914901993" calcext:value-type="float">
            <text:p>-8.02609914901993</text:p>
          </table:table-cell>
          <table:table-cell table:formula="of:=IF([.B55]=0;0;IF([.B55]=1;1;1/(1+EXP(-[.D55]+0.5))))" office:value-type="float" office:value="0.00019818743054986" calcext:value-type="float">
            <text:p>0.00019818743054986</text:p>
          </table:table-cell>
          <table:table-cell table:number-columns-repeated="5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32866" calcext:value-type="float">
            <text:p>0.032866</text:p>
          </table:table-cell>
          <table:table-cell table:formula="of:=IF([.B56]=0;0;IF([.B56]=1;1;LN([.B56]/(1-[.B56]))+0.5))" office:value-type="float" office:value="-2.88189836999975" calcext:value-type="float">
            <text:p>-2.88189836999975</text:p>
          </table:table-cell>
          <table:table-cell table:formula="of:=IF([.B56]=0;0;IF([.B56]=1;1;[.C56]+VLOOKUP([.$A56]; [.$G$2:.$H$42]; 2)))" office:value-type="float" office:value="-2.87618108086555" calcext:value-type="float">
            <text:p>-2.87618108086555</text:p>
          </table:table-cell>
          <table:table-cell table:formula="of:=IF([.B56]=0;0;IF([.B56]=1;1;1/(1+EXP(-[.D56]+0.5))))" office:value-type="float" office:value="0.0330482149101942" calcext:value-type="float">
            <text:p>0.0330482149101942</text:p>
          </table:table-cell>
          <table:table-cell table:number-columns-repeated="5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156651" calcext:value-type="float">
            <text:p>0.0156651</text:p>
          </table:table-cell>
          <table:table-cell table:formula="of:=IF([.B57]=0;0;IF([.B57]=1;1;LN([.B57]/(1-[.B57]))+0.5))" office:value-type="float" office:value="-3.64053087663469" calcext:value-type="float">
            <text:p>-3.64053087663469</text:p>
          </table:table-cell>
          <table:table-cell table:formula="of:=IF([.B57]=0;0;IF([.B57]=1;1;[.C57]+VLOOKUP([.$A57]; [.$G$2:.$H$42]; 2)))" office:value-type="float" office:value="-3.63514884674948" calcext:value-type="float">
            <text:p>-3.63514884674948</text:p>
          </table:table-cell>
          <table:table-cell table:formula="of:=IF([.B57]=0;0;IF([.B57]=1;1;1/(1+EXP(-[.D57]+0.5))))" office:value-type="float" office:value="0.0157483060038558" calcext:value-type="float">
            <text:p>0.0157483060038558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743796" calcext:value-type="float">
            <text:p>7.44E-07</text:p>
          </table:table-cell>
          <table:table-cell table:formula="of:=IF([.B58]=0;0;IF([.B58]=1;1;LN([.B58]/(1-[.B58]))+0.5))" office:value-type="float" office:value="-13.6114982894634" calcext:value-type="float">
            <text:p>-13.6114982894634</text:p>
          </table:table-cell>
          <table:table-cell table:formula="of:=IF([.B58]=0;0;IF([.B58]=1;1;[.C58]+VLOOKUP([.$A58]; [.$G$2:.$H$42]; 2)))" office:value-type="float" office:value="-13.6061316674156" calcext:value-type="float">
            <text:p>-13.6061316674156</text:p>
          </table:table-cell>
          <table:table-cell table:formula="of:=IF([.B58]=0;0;IF([.B58]=1;1;1/(1+EXP(-[.D58]+0.5))))" office:value-type="float" office:value="0.00000074779839910337" calcext:value-type="float">
            <text:p>7.47798399103369E-07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106822" calcext:value-type="float">
            <text:p>1.07E-05</text:p>
          </table:table-cell>
          <table:table-cell table:formula="of:=IF([.B59]=0;0;IF([.B59]=1;1;LN([.B59]/(1-[.B59]))+0.5))" office:value-type="float" office:value="-10.9469210708794" calcext:value-type="float">
            <text:p>-10.9469210708794</text:p>
          </table:table-cell>
          <table:table-cell table:formula="of:=IF([.B59]=0;0;IF([.B59]=1;1;[.C59]+VLOOKUP([.$A59]; [.$G$2:.$H$42]; 2)))" office:value-type="float" office:value="-10.9418473897135" calcext:value-type="float">
            <text:p>-10.9418473897135</text:p>
          </table:table-cell>
          <table:table-cell table:formula="of:=IF([.B59]=0;0;IF([.B59]=1;1;1/(1+EXP(-[.D59]+0.5))))" office:value-type="float" office:value="0.0000107365352182777" calcext:value-type="float">
            <text:p>1.07365352182777E-05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417056" calcext:value-type="float">
            <text:p>0.00417056</text:p>
          </table:table-cell>
          <table:table-cell table:formula="of:=IF([.B60]=0;0;IF([.B60]=1;1;LN([.B60]/(1-[.B60]))+0.5))" office:value-type="float" office:value="-4.97552567858036" calcext:value-type="float">
            <text:p>-4.97552567858036</text:p>
          </table:table-cell>
          <table:table-cell table:formula="of:=IF([.B60]=0;0;IF([.B60]=1;1;[.C60]+VLOOKUP([.$A60]; [.$G$2:.$H$42]; 2)))" office:value-type="float" office:value="-4.96977594836939" calcext:value-type="float">
            <text:p>-4.96977594836939</text:p>
          </table:table-cell>
          <table:table-cell table:formula="of:=IF([.B60]=0;0;IF([.B60]=1;1;1/(1+EXP(-[.D60]+0.5))))" office:value-type="float" office:value="0.00419450779293064" calcext:value-type="float">
            <text:p>0.00419450779293064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01299" calcext:value-type="float">
            <text:p>0.0101299</text:p>
          </table:table-cell>
          <table:table-cell table:formula="of:=IF([.B61]=0;0;IF([.B61]=1;1;LN([.B61]/(1-[.B61]))+0.5))" office:value-type="float" office:value="-4.08208227585481" calcext:value-type="float">
            <text:p>-4.08208227585481</text:p>
          </table:table-cell>
          <table:table-cell table:formula="of:=IF([.B61]=0;0;IF([.B61]=1;1;[.C61]+VLOOKUP([.$A61]; [.$G$2:.$H$42]; 2)))" office:value-type="float" office:value="-4.07633254564383" calcext:value-type="float">
            <text:p>-4.07633254564383</text:p>
          </table:table-cell>
          <table:table-cell table:formula="of:=IF([.B61]=0;0;IF([.B61]=1;1;1/(1+EXP(-[.D61]+0.5))))" office:value-type="float" office:value="0.0101877168731546" calcext:value-type="float">
            <text:p>0.0101877168731546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343052" calcext:value-type="float">
            <text:p>0.00343052</text:p>
          </table:table-cell>
          <table:table-cell table:formula="of:=IF([.B62]=0;0;IF([.B62]=1;1;LN([.B62]/(1-[.B62]))+0.5))" office:value-type="float" office:value="-5.17160700807062" calcext:value-type="float">
            <text:p>-5.17160700807062</text:p>
          </table:table-cell>
          <table:table-cell table:formula="of:=IF([.B62]=0;0;IF([.B62]=1;1;[.C62]+VLOOKUP([.$A62]; [.$G$2:.$H$42]; 2)))" office:value-type="float" office:value="-5.16587239234771" calcext:value-type="float">
            <text:p>-5.16587239234771</text:p>
          </table:table-cell>
          <table:table-cell table:formula="of:=IF([.B62]=0;0;IF([.B62]=1;1;1/(1+EXP(-[.D62]+0.5))))" office:value-type="float" office:value="0.00345018116022096" calcext:value-type="float">
            <text:p>0.00345018116022096</text:p>
          </table:table-cell>
          <table:table-cell table:number-columns-repeated="5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780758" calcext:value-type="float">
            <text:p>0.00780758</text:p>
          </table:table-cell>
          <table:table-cell table:formula="of:=IF([.B63]=0;0;IF([.B63]=1;1;LN([.B63]/(1-[.B63]))+0.5))" office:value-type="float" office:value="-4.34482200356858" calcext:value-type="float">
            <text:p>-4.34482200356858</text:p>
          </table:table-cell>
          <table:table-cell table:formula="of:=IF([.B63]=0;0;IF([.B63]=1;1;[.C63]+VLOOKUP([.$A63]; [.$G$2:.$H$42]; 2)))" office:value-type="float" office:value="-4.33917592444428" calcext:value-type="float">
            <text:p>-4.33917592444428</text:p>
          </table:table-cell>
          <table:table-cell table:formula="of:=IF([.B63]=0;0;IF([.B63]=1;1;1/(1+EXP(-[.D63]+0.5))))" office:value-type="float" office:value="0.00785143980705219" calcext:value-type="float">
            <text:p>0.00785143980705219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98616" calcext:value-type="float">
            <text:p>0.000298616</text:p>
          </table:table-cell>
          <table:table-cell table:formula="of:=IF([.B64]=0;0;IF([.B64]=1;1;LN([.B64]/(1-[.B64]))+0.5))" office:value-type="float" office:value="-7.61605343031094" calcext:value-type="float">
            <text:p>-7.61605343031094</text:p>
          </table:table-cell>
          <table:table-cell table:formula="of:=IF([.B64]=0;0;IF([.B64]=1;1;[.C64]+VLOOKUP([.$A64]; [.$G$2:.$H$42]; 2)))" office:value-type="float" office:value="-7.61078259549376" calcext:value-type="float">
            <text:p>-7.61078259549376</text:p>
          </table:table-cell>
          <table:table-cell table:formula="of:=IF([.B64]=0;0;IF([.B64]=1;1;1/(1+EXP(-[.D64]+0.5))))" office:value-type="float" office:value="0.000300193637198391" calcext:value-type="float">
            <text:p>0.00030019363719839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5]=0;0;IF([.B65]=1;1;LN([.B65]/(1-[.B65]))+0.5))" office:value-type="float" office:value="0" calcext:value-type="float">
            <text:p>0</text:p>
          </table:table-cell>
          <table:table-cell table:formula="of:=IF([.B65]=0;0;IF([.B65]=1;1;[.C65]+VLOOKUP([.$A65]; [.$G$2:.$H$42]; 2)))" office:value-type="float" office:value="0" calcext:value-type="float">
            <text:p>0</text:p>
          </table:table-cell>
          <table:table-cell table:formula="of:=IF([.B65]=0;0;IF([.B65]=1;1;1/(1+EXP(-[.D65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6]=0;0;IF([.B66]=1;1;LN([.B66]/(1-[.B66]))+0.5))" office:value-type="float" office:value="0" calcext:value-type="float">
            <text:p>0</text:p>
          </table:table-cell>
          <table:table-cell table:formula="of:=IF([.B66]=0;0;IF([.B66]=1;1;[.C66]+VLOOKUP([.$A66]; [.$G$2:.$H$42]; 2)))" office:value-type="float" office:value="0" calcext:value-type="float">
            <text:p>0</text:p>
          </table:table-cell>
          <table:table-cell table:formula="of:=IF([.B66]=0;0;IF([.B66]=1;1;1/(1+EXP(-[.D66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113165" calcext:value-type="float">
            <text:p>0.00113165</text:p>
          </table:table-cell>
          <table:table-cell table:formula="of:=IF([.B67]=0;0;IF([.B67]=1;1;LN([.B67]/(1-[.B67]))+0.5))" office:value-type="float" office:value="-6.28294624348919" calcext:value-type="float">
            <text:p>-6.28294624348919</text:p>
          </table:table-cell>
          <table:table-cell table:formula="of:=IF([.B67]=0;0;IF([.B67]=1;1;[.C67]+VLOOKUP([.$A67]; [.$G$2:.$H$42]; 2)))" office:value-type="float" office:value="-6.27721162776629" calcext:value-type="float">
            <text:p>-6.27721162776629</text:p>
          </table:table-cell>
          <table:table-cell table:formula="of:=IF([.B67]=0;0;IF([.B67]=1;1;1/(1+EXP(-[.D67]+0.5))))" office:value-type="float" office:value="0.00113815081378357" calcext:value-type="float">
            <text:p>0.0011381508137835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8]=0;0;IF([.B68]=1;1;LN([.B68]/(1-[.B68]))+0.5))" office:value-type="float" office:value="0" calcext:value-type="float">
            <text:p>0</text:p>
          </table:table-cell>
          <table:table-cell table:formula="of:=IF([.B68]=0;0;IF([.B68]=1;1;[.C68]+VLOOKUP([.$A68]; [.$G$2:.$H$42]; 2)))" office:value-type="float" office:value="0" calcext:value-type="float">
            <text:p>0</text:p>
          </table:table-cell>
          <table:table-cell table:formula="of:=IF([.B68]=0;0;IF([.B68]=1;1;1/(1+EXP(-[.D68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9]=0;0;IF([.B69]=1;1;LN([.B69]/(1-[.B69]))+0.5))" office:value-type="float" office:value="0" calcext:value-type="float">
            <text:p>0</text:p>
          </table:table-cell>
          <table:table-cell table:formula="of:=IF([.B69]=0;0;IF([.B69]=1;1;[.C69]+VLOOKUP([.$A69]; [.$G$2:.$H$42]; 2)))" office:value-type="float" office:value="0" calcext:value-type="float">
            <text:p>0</text:p>
          </table:table-cell>
          <table:table-cell table:formula="of:=IF([.B69]=0;0;IF([.B69]=1;1;1/(1+EXP(-[.D69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148367" calcext:value-type="float">
            <text:p>1.48E-05</text:p>
          </table:table-cell>
          <table:table-cell table:formula="of:=IF([.B70]=0;0;IF([.B70]=1;1;LN([.B70]/(1-[.B70]))+0.5))" office:value-type="float" office:value="-10.6183918801109" calcext:value-type="float">
            <text:p>-10.6183918801109</text:p>
          </table:table-cell>
          <table:table-cell table:formula="of:=IF([.B70]=0;0;IF([.B70]=1;1;[.C70]+VLOOKUP([.$A70]; [.$G$2:.$H$42]; 2)))" office:value-type="float" office:value="-10.6133538753726" calcext:value-type="float">
            <text:p>-10.6133538753726</text:p>
          </table:table-cell>
          <table:table-cell table:formula="of:=IF([.B70]=0;0;IF([.B70]=1;1;1/(1+EXP(-[.D70]+0.5))))" office:value-type="float" office:value="0.0000149116348528718" calcext:value-type="float">
            <text:p>1.49116348528718E-05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478417" calcext:value-type="float">
            <text:p>4.78E-05</text:p>
          </table:table-cell>
          <table:table-cell table:formula="of:=IF([.B71]=0;0;IF([.B71]=1;1;LN([.B71]/(1-[.B71]))+0.5))" office:value-type="float" office:value="-9.44756507099175" calcext:value-type="float">
            <text:p>-9.44756507099175</text:p>
          </table:table-cell>
          <table:table-cell table:formula="of:=IF([.B71]=0;0;IF([.B71]=1;1;[.C71]+VLOOKUP([.$A71]; [.$G$2:.$H$42]; 2)))" office:value-type="float" office:value="-9.44190974704074" calcext:value-type="float">
            <text:p>-9.44190974704074</text:p>
          </table:table-cell>
          <table:table-cell table:formula="of:=IF([.B71]=0;0;IF([.B71]=1;1;1/(1+EXP(-[.D71]+0.5))))" office:value-type="float" office:value="0.0000481130137548713" calcext:value-type="float">
            <text:p>4.81130137548713E-05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142958" calcext:value-type="float">
            <text:p>1.43E-06</text:p>
          </table:table-cell>
          <table:table-cell table:formula="of:=IF([.B72]=0;0;IF([.B72]=1;1;LN([.B72]/(1-[.B72]))+0.5))" office:value-type="float" office:value="-12.9581284335453" calcext:value-type="float">
            <text:p>-12.9581284335453</text:p>
          </table:table-cell>
          <table:table-cell table:formula="of:=IF([.B72]=0;0;IF([.B72]=1;1;[.C72]+VLOOKUP([.$A72]; [.$G$2:.$H$42]; 2)))" office:value-type="float" office:value="-12.9526939176631" calcext:value-type="float">
            <text:p>-12.9526939176631</text:p>
          </table:table-cell>
          <table:table-cell table:formula="of:=IF([.B72]=0;0;IF([.B72]=1;1;1/(1+EXP(-[.D72]+0.5))))" office:value-type="float" office:value="0.00000143737021289266" calcext:value-type="float">
            <text:p>1.43737021289266E-06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613971" calcext:value-type="float">
            <text:p>6.14E-07</text:p>
          </table:table-cell>
          <table:table-cell table:formula="of:=IF([.B73]=0;0;IF([.B73]=1;1;LN([.B73]/(1-[.B73]))+0.5))" office:value-type="float" office:value="-13.8033175272139" calcext:value-type="float">
            <text:p>-13.8033175272139</text:p>
          </table:table-cell>
          <table:table-cell table:formula="of:=IF([.B73]=0;0;IF([.B73]=1;1;[.C73]+VLOOKUP([.$A73]; [.$G$2:.$H$42]; 2)))" office:value-type="float" office:value="-13.7979509051661" calcext:value-type="float">
            <text:p>-13.7979509051661</text:p>
          </table:table-cell>
          <table:table-cell table:formula="of:=IF([.B73]=0;0;IF([.B73]=1;1;1/(1+EXP(-[.D73]+0.5))))" office:value-type="float" office:value="0.00000061727480547978" calcext:value-type="float">
            <text:p>6.17274805479779E-07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627941" calcext:value-type="float">
            <text:p>0.000627941</text:p>
          </table:table-cell>
          <table:table-cell table:formula="of:=IF([.B74]=0;0;IF([.B74]=1;1;LN([.B74]/(1-[.B74]))+0.5))" office:value-type="float" office:value="-6.87243620671663" calcext:value-type="float">
            <text:p>-6.87243620671663</text:p>
          </table:table-cell>
          <table:table-cell table:formula="of:=IF([.B74]=0;0;IF([.B74]=1;1;[.C74]+VLOOKUP([.$A74]; [.$G$2:.$H$42]; 2)))" office:value-type="float" office:value="-6.86716537189945" calcext:value-type="float">
            <text:p>-6.86716537189945</text:p>
          </table:table-cell>
          <table:table-cell table:formula="of:=IF([.B74]=0;0;IF([.B74]=1;1;1/(1+EXP(-[.D74]+0.5))))" office:value-type="float" office:value="0.000631257416430624" calcext:value-type="float">
            <text:p>0.000631257416430624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349583" calcext:value-type="float">
            <text:p>3.50E-05</text:p>
          </table:table-cell>
          <table:table-cell table:formula="of:=IF([.B75]=0;0;IF([.B75]=1;1;LN([.B75]/(1-[.B75]))+0.5))" office:value-type="float" office:value="-9.7613196764505" calcext:value-type="float">
            <text:p>-9.7613196764505</text:p>
          </table:table-cell>
          <table:table-cell table:formula="of:=IF([.B75]=0;0;IF([.B75]=1;1;[.C75]+VLOOKUP([.$A75]; [.$G$2:.$H$42]; 2)))" office:value-type="float" office:value="-9.75599851977985" calcext:value-type="float">
            <text:p>-9.75599851977985</text:p>
          </table:table-cell>
          <table:table-cell table:formula="of:=IF([.B75]=0;0;IF([.B75]=1;1;1/(1+EXP(-[.D75]+0.5))))" office:value-type="float" office:value="0.000035144807832274" calcext:value-type="float">
            <text:p>3.5144807832274E-05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317567" calcext:value-type="float">
            <text:p>0.0317567</text:p>
          </table:table-cell>
          <table:table-cell table:formula="of:=IF([.B76]=0;0;IF([.B76]=1;1;LN([.B76]/(1-[.B76]))+0.5))" office:value-type="float" office:value="-2.91737967197203" calcext:value-type="float">
            <text:p>-2.91737967197203</text:p>
          </table:table-cell>
          <table:table-cell table:formula="of:=IF([.B76]=0;0;IF([.B76]=1;1;[.C76]+VLOOKUP([.$A76]; [.$G$2:.$H$42]; 2)))" office:value-type="float" office:value="-2.91324944888726" calcext:value-type="float">
            <text:p>-2.91324944888726</text:p>
          </table:table-cell>
          <table:table-cell table:formula="of:=IF([.B76]=0;0;IF([.B76]=1;1;1/(1+EXP(-[.D76]+0.5))))" office:value-type="float" office:value="0.0318839428754237" calcext:value-type="float">
            <text:p>0.0318839428754237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672441" calcext:value-type="float">
            <text:p>0.00672441</text:p>
          </table:table-cell>
          <table:table-cell table:formula="of:=IF([.B77]=0;0;IF([.B77]=1;1;LN([.B77]/(1-[.B77]))+0.5))" office:value-type="float" office:value="-4.495263968972" calcext:value-type="float">
            <text:p>-4.495263968972</text:p>
          </table:table-cell>
          <table:table-cell table:formula="of:=IF([.B77]=0;0;IF([.B77]=1;1;[.C77]+VLOOKUP([.$A77]; [.$G$2:.$H$42]; 2)))" office:value-type="float" office:value="-4.48951423876103" calcext:value-type="float">
            <text:p>-4.48951423876103</text:p>
          </table:table-cell>
          <table:table-cell table:formula="of:=IF([.B77]=0;0;IF([.B77]=1;1;1/(1+EXP(-[.D77]+0.5))))" office:value-type="float" office:value="0.00676292267742605" calcext:value-type="float">
            <text:p>0.00676292267742605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106029" calcext:value-type="float">
            <text:p>0.00106029</text:p>
          </table:table-cell>
          <table:table-cell table:formula="of:=IF([.B78]=0;0;IF([.B78]=1;1;LN([.B78]/(1-[.B78]))+0.5))" office:value-type="float" office:value="-6.34815197086494" calcext:value-type="float">
            <text:p>-6.34815197086494</text:p>
          </table:table-cell>
          <table:table-cell table:formula="of:=IF([.B78]=0;0;IF([.B78]=1;1;[.C78]+VLOOKUP([.$A78]; [.$G$2:.$H$42]; 2)))" office:value-type="float" office:value="-6.34249664691393" calcext:value-type="float">
            <text:p>-6.34249664691393</text:p>
          </table:table-cell>
          <table:table-cell table:formula="of:=IF([.B78]=0;0;IF([.B78]=1;1;1/(1+EXP(-[.D78]+0.5))))" office:value-type="float" office:value="0.00106629685897091" calcext:value-type="float">
            <text:p>0.0010662968589709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9]=0;0;IF([.B79]=1;1;LN([.B79]/(1-[.B79]))+0.5))" office:value-type="float" office:value="0" calcext:value-type="float">
            <text:p>0</text:p>
          </table:table-cell>
          <table:table-cell table:formula="of:=IF([.B79]=0;0;IF([.B79]=1;1;[.C79]+VLOOKUP([.$A79]; [.$G$2:.$H$42]; 2)))" office:value-type="float" office:value="0" calcext:value-type="float">
            <text:p>0</text:p>
          </table:table-cell>
          <table:table-cell table:formula="of:=IF([.B79]=0;0;IF([.B79]=1;1;1/(1+EXP(-[.D79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83321" calcext:value-type="float">
            <text:p>8.33E-06</text:p>
          </table:table-cell>
          <table:table-cell table:formula="of:=IF([.B80]=0;0;IF([.B80]=1;1;LN([.B80]/(1-[.B80]))+0.5))" office:value-type="float" office:value="-11.1953867005826" calcext:value-type="float">
            <text:p>-11.1953867005826</text:p>
          </table:table-cell>
          <table:table-cell table:formula="of:=IF([.B80]=0;0;IF([.B80]=1;1;[.C80]+VLOOKUP([.$A80]; [.$G$2:.$H$42]; 2)))" office:value-type="float" office:value="-11.1900974449817" calcext:value-type="float">
            <text:p>-11.1900974449817</text:p>
          </table:table-cell>
          <table:table-cell table:formula="of:=IF([.B80]=0;0;IF([.B80]=1;1;1/(1+EXP(-[.D80]+0.5))))" office:value-type="float" office:value="0.00000837628699257755" calcext:value-type="float">
            <text:p>8.37628699257755E-06</text:p>
          </table:table-cell>
          <table:table-cell table:number-columns-repeated="5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305795" calcext:value-type="float">
            <text:p>0.0305795</text:p>
          </table:table-cell>
          <table:table-cell table:formula="of:=IF([.B81]=0;0;IF([.B81]=1;1;LN([.B81]/(1-[.B81]))+0.5))" office:value-type="float" office:value="-2.95636862047765" calcext:value-type="float">
            <text:p>-2.95636862047765</text:p>
          </table:table-cell>
          <table:table-cell table:formula="of:=IF([.B81]=0;0;IF([.B81]=1;1;[.C81]+VLOOKUP([.$A81]; [.$G$2:.$H$42]; 2)))" office:value-type="float" office:value="-2.95098659059244" calcext:value-type="float">
            <text:p>-2.95098659059244</text:p>
          </table:table-cell>
          <table:table-cell table:formula="of:=IF([.B81]=0;0;IF([.B81]=1;1;1/(1+EXP(-[.D81]+0.5))))" office:value-type="float" office:value="0.0307394507344664" calcext:value-type="float">
            <text:p>0.0307394507344664</text:p>
          </table:table-cell>
          <table:table-cell table:number-columns-repeated="5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918611" calcext:value-type="float">
            <text:p>9.19E-05</text:p>
          </table:table-cell>
          <table:table-cell table:formula="of:=IF([.B82]=0;0;IF([.B82]=1;1;LN([.B82]/(1-[.B82]))+0.5))" office:value-type="float" office:value="-8.79514103907466" calcext:value-type="float">
            <text:p>-8.79514103907466</text:p>
          </table:table-cell>
          <table:table-cell table:formula="of:=IF([.B82]=0;0;IF([.B82]=1;1;[.C82]+VLOOKUP([.$A82]; [.$G$2:.$H$42]; 2)))" office:value-type="float" office:value="-8.7893400780915" calcext:value-type="float">
            <text:p>-8.7893400780915</text:p>
          </table:table-cell>
          <table:table-cell table:formula="of:=IF([.B82]=0;0;IF([.B82]=1;1;1/(1+EXP(-[.D82]+0.5))))" office:value-type="float" office:value="0.000092395481886711" calcext:value-type="float">
            <text:p>9.2395481886711E-05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83232" calcext:value-type="float">
            <text:p>0.0183232</text:p>
          </table:table-cell>
          <table:table-cell table:formula="of:=IF([.B83]=0;0;IF([.B83]=1;1;LN([.B83]/(1-[.B83]))+0.5))" office:value-type="float" office:value="-3.48109411346334" calcext:value-type="float">
            <text:p>-3.48109411346334</text:p>
          </table:table-cell>
          <table:table-cell table:formula="of:=IF([.B83]=0;0;IF([.B83]=1;1;[.C83]+VLOOKUP([.$A83]; [.$G$2:.$H$42]; 2)))" office:value-type="float" office:value="-3.47696389037856" calcext:value-type="float">
            <text:p>-3.47696389037856</text:p>
          </table:table-cell>
          <table:table-cell table:formula="of:=IF([.B83]=0;0;IF([.B83]=1;1;1/(1+EXP(-[.D83]+0.5))))" office:value-type="float" office:value="0.0183976402119059" calcext:value-type="float">
            <text:p>0.0183976402119059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237057" calcext:value-type="float">
            <text:p>0.000237057</text:p>
          </table:table-cell>
          <table:table-cell table:formula="of:=IF([.B84]=0;0;IF([.B84]=1;1;LN([.B84]/(1-[.B84]))+0.5))" office:value-type="float" office:value="-7.84697285431459" calcext:value-type="float">
            <text:p>-7.84697285431459</text:p>
          </table:table-cell>
          <table:table-cell table:formula="of:=IF([.B84]=0;0;IF([.B84]=1;1;[.C84]+VLOOKUP([.$A84]; [.$G$2:.$H$42]; 2)))" office:value-type="float" office:value="-7.84131753036358" calcext:value-type="float">
            <text:p>-7.84131753036358</text:p>
          </table:table-cell>
          <table:table-cell table:formula="of:=IF([.B84]=0;0;IF([.B84]=1;1;1/(1+EXP(-[.D84]+0.5))))" office:value-type="float" office:value="0.000238401111632183" calcext:value-type="float">
            <text:p>0.000238401111632183</text:p>
          </table:table-cell>
          <table:table-cell table:number-columns-repeated="5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521306" calcext:value-type="float">
            <text:p>0.00521306</text:p>
          </table:table-cell>
          <table:table-cell table:formula="of:=IF([.B85]=0;0;IF([.B85]=1;1;LN([.B85]/(1-[.B85]))+0.5))" office:value-type="float" office:value="-4.75136156816903" calcext:value-type="float">
            <text:p>-4.75136156816903</text:p>
          </table:table-cell>
          <table:table-cell table:formula="of:=IF([.B85]=0;0;IF([.B85]=1;1;[.C85]+VLOOKUP([.$A85]; [.$G$2:.$H$42]; 2)))" office:value-type="float" office:value="-4.74564427903483" calcext:value-type="float">
            <text:p>-4.74564427903483</text:p>
          </table:table-cell>
          <table:table-cell table:formula="of:=IF([.B85]=0;0;IF([.B85]=1;1;1/(1+EXP(-[.D85]+0.5))))" office:value-type="float" office:value="0.00524279322782782" calcext:value-type="float">
            <text:p>0.00524279322782782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630421" calcext:value-type="float">
            <text:p>6.30E-05</text:p>
          </table:table-cell>
          <table:table-cell table:formula="of:=IF([.B86]=0;0;IF([.B86]=1;1;LN([.B86]/(1-[.B86]))+0.5))" office:value-type="float" office:value="-9.17164475669951" calcext:value-type="float">
            <text:p>-9.17164475669951</text:p>
          </table:table-cell>
          <table:table-cell table:formula="of:=IF([.B86]=0;0;IF([.B86]=1;1;[.C86]+VLOOKUP([.$A86]; [.$G$2:.$H$42]; 2)))" office:value-type="float" office:value="-9.16657107553368" calcext:value-type="float">
            <text:p>-9.16657107553368</text:p>
          </table:table-cell>
          <table:table-cell table:formula="of:=IF([.B86]=0;0;IF([.B86]=1;1;1/(1+EXP(-[.D86]+0.5))))" office:value-type="float" office:value="0.0000633627479934931" calcext:value-type="float">
            <text:p>6.33627479934931E-05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480704" calcext:value-type="float">
            <text:p>4.81E-07</text:p>
          </table:table-cell>
          <table:table-cell table:formula="of:=IF([.B87]=0;0;IF([.B87]=1;1;LN([.B87]/(1-[.B87]))+0.5))" office:value-type="float" office:value="-14.0480136601787" calcext:value-type="float">
            <text:p>-14.0480136601787</text:p>
          </table:table-cell>
          <table:table-cell table:formula="of:=IF([.B87]=0;0;IF([.B87]=1;1;[.C87]+VLOOKUP([.$A87]; [.$G$2:.$H$42]; 2)))" office:value-type="float" office:value="-14.0425791442966" calcext:value-type="float">
            <text:p>-14.0425791442966</text:p>
          </table:table-cell>
          <table:table-cell table:formula="of:=IF([.B87]=0;0;IF([.B87]=1;1;1/(1+EXP(-[.D87]+0.5))))" office:value-type="float" office:value="0.00000048332350368014" calcext:value-type="float">
            <text:p>4.83323503680143E-0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8]=0;0;IF([.B88]=1;1;LN([.B88]/(1-[.B88]))+0.5))" office:value-type="float" office:value="1" calcext:value-type="float">
            <text:p>1</text:p>
          </table:table-cell>
          <table:table-cell table:formula="of:=IF([.B88]=0;0;IF([.B88]=1;1;[.C88]+VLOOKUP([.$A88]; [.$G$2:.$H$42]; 2)))" office:value-type="float" office:value="1" calcext:value-type="float">
            <text:p>1</text:p>
          </table:table-cell>
          <table:table-cell table:formula="of:=IF([.B88]=0;0;IF([.B88]=1;1;1/(1+EXP(-[.D88]+0.5)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131055" calcext:value-type="float">
            <text:p>0.00131055</text:p>
          </table:table-cell>
          <table:table-cell table:formula="of:=IF([.B89]=0;0;IF([.B89]=1;1;LN([.B89]/(1-[.B89]))+0.5))" office:value-type="float" office:value="-6.13599697303036" calcext:value-type="float">
            <text:p>-6.13599697303036</text:p>
          </table:table-cell>
          <table:table-cell table:formula="of:=IF([.B89]=0;0;IF([.B89]=1;1;[.C89]+VLOOKUP([.$A89]; [.$G$2:.$H$42]; 2)))" office:value-type="float" office:value="-6.13019601204721" calcext:value-type="float">
            <text:p>-6.13019601204721</text:p>
          </table:table-cell>
          <table:table-cell table:formula="of:=IF([.B89]=0;0;IF([.B89]=1;1;1/(1+EXP(-[.D89]+0.5))))" office:value-type="float" office:value="0.00131816449247144" calcext:value-type="float">
            <text:p>0.00131816449247144</text:p>
          </table:table-cell>
          <table:table-cell table:number-columns-repeated="5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934065" calcext:value-type="float">
            <text:p>9.34E-05</text:p>
          </table:table-cell>
          <table:table-cell table:formula="of:=IF([.B90]=0;0;IF([.B90]=1;1;LN([.B90]/(1-[.B90]))+0.5))" office:value-type="float" office:value="-8.77845621114056" calcext:value-type="float">
            <text:p>-8.77845621114056</text:p>
          </table:table-cell>
          <table:table-cell table:formula="of:=IF([.B90]=0;0;IF([.B90]=1;1;[.C90]+VLOOKUP([.$A90]; [.$G$2:.$H$42]; 2)))" office:value-type="float" office:value="-8.7726552501574" calcext:value-type="float">
            <text:p>-8.7726552501574</text:p>
          </table:table-cell>
          <table:table-cell table:formula="of:=IF([.B90]=0;0;IF([.B90]=1;1;1/(1+EXP(-[.D90]+0.5))))" office:value-type="float" office:value="0.0000939498710690048" calcext:value-type="float">
            <text:p>9.39498710690048E-05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722358" calcext:value-type="float">
            <text:p>7.22E-06</text:p>
          </table:table-cell>
          <table:table-cell table:formula="of:=IF([.B91]=0;0;IF([.B91]=1;1;LN([.B91]/(1-[.B91]))+0.5))" office:value-type="float" office:value="-11.3381526594686" calcext:value-type="float">
            <text:p>-11.3381526594686</text:p>
          </table:table-cell>
          <table:table-cell table:formula="of:=IF([.B91]=0;0;IF([.B91]=1;1;[.C91]+VLOOKUP([.$A91]; [.$G$2:.$H$42]; 2)))" office:value-type="float" office:value="-11.3331976922967" calcext:value-type="float">
            <text:p>-11.3331976922967</text:p>
          </table:table-cell>
          <table:table-cell table:formula="of:=IF([.B91]=0;0;IF([.B91]=1;1;1/(1+EXP(-[.D91]+0.5))))" office:value-type="float" office:value="0.00000725946116350978" calcext:value-type="float">
            <text:p>7.25946116350978E-06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458677" calcext:value-type="float">
            <text:p>0.000458677</text:p>
          </table:table-cell>
          <table:table-cell table:formula="of:=IF([.B92]=0;0;IF([.B92]=1;1;LN([.B92]/(1-[.B92]))+0.5))" office:value-type="float" office:value="-7.18670551709863" calcext:value-type="float">
            <text:p>-7.18670551709863</text:p>
          </table:table-cell>
          <table:table-cell table:formula="of:=IF([.B92]=0;0;IF([.B92]=1;1;[.C92]+VLOOKUP([.$A92]; [.$G$2:.$H$42]; 2)))" office:value-type="float" office:value="-7.18105019314762" calcext:value-type="float">
            <text:p>-7.18105019314762</text:p>
          </table:table-cell>
          <table:table-cell table:formula="of:=IF([.B92]=0;0;IF([.B92]=1;1;1/(1+EXP(-[.D92]+0.5))))" office:value-type="float" office:value="0.000461277115804955" calcext:value-type="float">
            <text:p>0.000461277115804955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26209" calcext:value-type="float">
            <text:p>0.000326209</text:p>
          </table:table-cell>
          <table:table-cell table:formula="of:=IF([.B93]=0;0;IF([.B93]=1;1;LN([.B93]/(1-[.B93]))+0.5))" office:value-type="float" office:value="-7.52764601550492" calcext:value-type="float">
            <text:p>-7.52764601550492</text:p>
          </table:table-cell>
          <table:table-cell table:formula="of:=IF([.B93]=0;0;IF([.B93]=1;1;[.C93]+VLOOKUP([.$A93]; [.$G$2:.$H$42]; 2)))" office:value-type="float" office:value="-7.52189628529395" calcext:value-type="float">
            <text:p>-7.52189628529395</text:p>
          </table:table-cell>
          <table:table-cell table:formula="of:=IF([.B93]=0;0;IF([.B93]=1;1;1/(1+EXP(-[.D93]+0.5))))" office:value-type="float" office:value="0.000328089399086724" calcext:value-type="float">
            <text:p>0.000328089399086724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937964" calcext:value-type="float">
            <text:p>0.000937964</text:p>
          </table:table-cell>
          <table:table-cell table:formula="of:=IF([.B94]=0;0;IF([.B94]=1;1;LN([.B94]/(1-[.B94]))+0.5))" office:value-type="float" office:value="-6.47086058506199" calcext:value-type="float">
            <text:p>-6.47086058506199</text:p>
          </table:table-cell>
          <table:table-cell table:formula="of:=IF([.B94]=0;0;IF([.B94]=1;1;[.C94]+VLOOKUP([.$A94]; [.$G$2:.$H$42]; 2)))" office:value-type="float" office:value="-6.46520526111098" calcext:value-type="float">
            <text:p>-6.46520526111098</text:p>
          </table:table-cell>
          <table:table-cell table:formula="of:=IF([.B94]=0;0;IF([.B94]=1;1;1/(1+EXP(-[.D94]+0.5))))" office:value-type="float" office:value="0.000943278500108301" calcext:value-type="float">
            <text:p>0.000943278500108301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601123" calcext:value-type="float">
            <text:p>6.01E-06</text:p>
          </table:table-cell>
          <table:table-cell table:formula="of:=IF([.B95]=0;0;IF([.B95]=1;1;LN([.B95]/(1-[.B95]))+0.5))" office:value-type="float" office:value="-11.521875160207" calcext:value-type="float">
            <text:p>-11.521875160207</text:p>
          </table:table-cell>
          <table:table-cell table:formula="of:=IF([.B95]=0;0;IF([.B95]=1;1;[.C95]+VLOOKUP([.$A95]; [.$G$2:.$H$42]; 2)))" office:value-type="float" office:value="-11.5166890286036" calcext:value-type="float">
            <text:p>-11.5166890286036</text:p>
          </table:table-cell>
          <table:table-cell table:formula="of:=IF([.B95]=0;0;IF([.B95]=1;1;1/(1+EXP(-[.D95]+0.5))))" office:value-type="float" office:value="0.00000604248581984683" calcext:value-type="float">
            <text:p>6.04248581984683E-06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97231" calcext:value-type="float">
            <text:p>1.97E-05</text:p>
          </table:table-cell>
          <table:table-cell table:formula="of:=IF([.B96]=0;0;IF([.B96]=1;1;LN([.B96]/(1-[.B96]))+0.5))" office:value-type="float" office:value="-10.3337002970387" calcext:value-type="float">
            <text:p>-10.3337002970387</text:p>
          </table:table-cell>
          <table:table-cell table:formula="of:=IF([.B96]=0;0;IF([.B96]=1;1;[.C96]+VLOOKUP([.$A96]; [.$G$2:.$H$42]; 2)))" office:value-type="float" office:value="-10.3287453298668" calcext:value-type="float">
            <text:p>-10.3287453298668</text:p>
          </table:table-cell>
          <table:table-cell table:formula="of:=IF([.B96]=0;0;IF([.B96]=1;1;1/(1+EXP(-[.D96]+0.5))))" office:value-type="float" office:value="0.0000198210678893651" calcext:value-type="float">
            <text:p>1.98210678893651E-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7]=0;0;IF([.B97]=1;1;LN([.B97]/(1-[.B97]))+0.5))" office:value-type="float" office:value="0" calcext:value-type="float">
            <text:p>0</text:p>
          </table:table-cell>
          <table:table-cell table:formula="of:=IF([.B97]=0;0;IF([.B97]=1;1;[.C97]+VLOOKUP([.$A97]; [.$G$2:.$H$42]; 2)))" office:value-type="float" office:value="0" calcext:value-type="float">
            <text:p>0</text:p>
          </table:table-cell>
          <table:table-cell table:formula="of:=IF([.B97]=0;0;IF([.B97]=1;1;1/(1+EXP(-[.D97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586673" calcext:value-type="float">
            <text:p>5.87E-05</text:p>
          </table:table-cell>
          <table:table-cell table:formula="of:=IF([.B98]=0;0;IF([.B98]=1;1;LN([.B98]/(1-[.B98]))+0.5))" office:value-type="float" office:value="-9.24356938717696" calcext:value-type="float">
            <text:p>-9.24356938717696</text:p>
          </table:table-cell>
          <table:table-cell table:formula="of:=IF([.B98]=0;0;IF([.B98]=1;1;[.C98]+VLOOKUP([.$A98]; [.$G$2:.$H$42]; 2)))" office:value-type="float" office:value="-9.23861442000514" calcext:value-type="float">
            <text:p>-9.23861442000514</text:p>
          </table:table-cell>
          <table:table-cell table:formula="of:=IF([.B98]=0;0;IF([.B98]=1;1;1/(1+EXP(-[.D98]+0.5))))" office:value-type="float" office:value="0.0000589586987460036" calcext:value-type="float">
            <text:p>5.89586987460036E-05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131813" calcext:value-type="float">
            <text:p>0.000131813</text:p>
          </table:table-cell>
          <table:table-cell table:formula="of:=IF([.B99]=0;0;IF([.B99]=1;1;LN([.B99]/(1-[.B99]))+0.5))" office:value-type="float" office:value="-8.43399448477743" calcext:value-type="float">
            <text:p>-8.43399448477743</text:p>
          </table:table-cell>
          <table:table-cell table:formula="of:=IF([.B99]=0;0;IF([.B99]=1;1;[.C99]+VLOOKUP([.$A99]; [.$G$2:.$H$42]; 2)))" office:value-type="float" office:value="-8.4290395176056" calcext:value-type="float">
            <text:p>-8.4290395176056</text:p>
          </table:table-cell>
          <table:table-cell table:formula="of:=IF([.B99]=0;0;IF([.B99]=1;1;1/(1+EXP(-[.D99]+0.5))))" office:value-type="float" office:value="0.000132467663147114" calcext:value-type="float">
            <text:p>0.000132467663147114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36246" calcext:value-type="float">
            <text:p>3.62E-07</text:p>
          </table:table-cell>
          <table:table-cell table:formula="of:=IF([.B100]=0;0;IF([.B100]=1;1;LN([.B100]/(1-[.B100]))+0.5))" office:value-type="float" office:value="-14.3303513511076" calcext:value-type="float">
            <text:p>-14.3303513511076</text:p>
          </table:table-cell>
          <table:table-cell table:formula="of:=IF([.B100]=0;0;IF([.B100]=1;1;[.C100]+VLOOKUP([.$A100]; [.$G$2:.$H$42]; 2)))" office:value-type="float" office:value="-14.3251498432793" calcext:value-type="float">
            <text:p>-14.3251498432793</text:p>
          </table:table-cell>
          <table:table-cell table:formula="of:=IF([.B100]=0;0;IF([.B100]=1;1;1/(1+EXP(-[.D100]+0.5))))" office:value-type="float" office:value="0.00000036435024965291" calcext:value-type="float">
            <text:p>3.64350249652905E-07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266955" calcext:value-type="float">
            <text:p>2.67E-07</text:p>
          </table:table-cell>
          <table:table-cell table:formula="of:=IF([.B101]=0;0;IF([.B101]=1;1;LN([.B101]/(1-[.B101]))+0.5))" office:value-type="float" office:value="-14.6361854651213" calcext:value-type="float">
            <text:p>-14.6361854651213</text:p>
          </table:table-cell>
          <table:table-cell table:formula="of:=IF([.B101]=0;0;IF([.B101]=1;1;[.C101]+VLOOKUP([.$A101]; [.$G$2:.$H$42]; 2)))" office:value-type="float" office:value="-14.6308962095205" calcext:value-type="float">
            <text:p>-14.6308962095205</text:p>
          </table:table-cell>
          <table:table-cell table:formula="of:=IF([.B101]=0;0;IF([.B101]=1;1;1/(1+EXP(-[.D101]+0.5))))" office:value-type="float" office:value="0.00000026837073363796" calcext:value-type="float">
            <text:p>2.68370733637957E-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416810454923" calcext:value-type="float">
            <text:p>0.0416810454923</text:p>
          </table:table-cell>
          <table:table-cell table:style-name="ce3" table:formula="of:=AVERAGE([.C2:.C101])" office:value-type="float" office:value="-6.80224837156036" calcext:value-type="float">
            <text:p>-6.80224837156036</text:p>
          </table:table-cell>
          <table:table-cell table:style-name="ce3" table:formula="of:=AVERAGE([.D2:.D101])" office:value-type="float" office:value="-6.79765094119341" calcext:value-type="float">
            <text:p>-6.79765094119341</text:p>
          </table:table-cell>
          <table:table-cell table:style-name="ce3" table:formula="of:=AVERAGE([.E2:.E101])" office:value-type="float" office:value="0.0417155797463921" calcext:value-type="float">
            <text:p>0.0417155797463921</text:p>
          </table:table-cell>
          <table:table-cell table:number-columns-repeated="5"/>
        </table:table-row>
        <table:table-row table:style-name="ro1" table:number-rows-repeated="10484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12T11:40:05.097581070</dc:date>
    <meta:editing-duration>PT2H4M50S</meta:editing-duration>
    <meta:editing-cycles>30</meta:editing-cycles>
    <meta:generator>LibreOffice/7.3.7.2$Linux_X86_64 LibreOffice_project/30$Build-2</meta:generator>
    <meta:document-statistic meta:table-count="1" meta:cell-count="594" meta:object-count="0"/>
  </office:meta>
</office:document-meta>
</file>